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GB" fo:font-weight="bold" officeooo:rsid="006065bc" officeooo:paragraph-rsid="000801a0" style:font-weight-asian="bold" style:font-weight-complex="bold"/>
    </style:style>
    <style:style style:name="P2" style:family="paragraph" style:parent-style-name="Preformatted_20_Text">
      <style:text-properties style:font-name="Liberation Serif" fo:font-size="9pt" officeooo:rsid="00020adf" officeooo:paragraph-rsid="000801a0" style:font-size-asian="9pt" style:font-size-complex="9pt"/>
    </style:style>
    <style:style style:name="P3" style:family="paragraph" style:parent-style-name="Preformatted_20_Text">
      <style:text-properties style:font-name="Liberation Serif" fo:font-size="9pt" officeooo:rsid="00065edb" officeooo:paragraph-rsid="000801a0" style:font-size-asian="9pt" style:font-size-complex="9pt"/>
    </style:style>
    <style:style style:name="P4" style:family="paragraph" style:parent-style-name="Preformatted_20_Text">
      <style:text-properties style:font-name="Liberation Serif" fo:font-size="9pt" officeooo:rsid="001a43fd" officeooo:paragraph-rsid="000801a0" style:font-size-asian="9pt" style:font-size-complex="9pt"/>
    </style:style>
    <style:style style:name="P5" style:family="paragraph" style:parent-style-name="Preformatted_20_Text">
      <style:text-properties style:font-name="Liberation Serif" fo:font-size="9pt" fo:font-weight="bold" officeooo:rsid="00065edb" officeooo:paragraph-rsid="000801a0" style:font-size-asian="9pt" style:font-weight-asian="bold" style:font-size-complex="9pt" style:font-weight-complex="bold"/>
    </style:style>
    <style:style style:name="P6" style:family="paragraph" style:parent-style-name="Preformatted_20_Text">
      <style:text-properties style:font-name="Liberation Serif" fo:font-size="9pt" fo:font-weight="bold" officeooo:rsid="001a43fd" officeooo:paragraph-rsid="000801a0" style:font-size-asian="9pt" style:font-weight-asian="bold" style:font-size-complex="9pt" style:font-weight-complex="bold"/>
    </style:style>
    <style:style style:name="P7" style:family="paragraph" style:parent-style-name="Preformatted_20_Text">
      <style:text-properties style:font-name="Liberation Serif" fo:font-size="9pt" fo:font-weight="bold" officeooo:rsid="00020adf" officeooo:paragraph-rsid="000801a0" style:font-size-asian="9pt" style:font-weight-asian="bold" style:font-size-complex="9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endix 1</text:p>
      <text:p text:style-name="P1"/>
      <text:p text:style-name="P5">Disease Cluster 1</text:p>
      <text:p text:style-name="P3"/>
      <text:p text:style-name="P3">breast cancer</text:p>
      <text:p text:style-name="P3">cancer by anatomical entity</text:p>
      <text:p text:style-name="P3">colorectal cancer</text:p>
      <text:p text:style-name="P3">hepatocellular carcinoma</text:p>
      <text:p text:style-name="P3">large intestine cancer</text:p>
      <text:p text:style-name="P3">lung benign neoplasm</text:p>
      <text:p text:style-name="P3">malignant glioma</text:p>
      <text:p text:style-name="P3">non small cell lung carcinoma</text:p>
      <text:p text:style-name="P3">ovarian cancer</text:p>
      <text:p text:style-name="P3">prostate cancer</text:p>
      <text:p text:style-name="P3">stomach cancer</text:p>
      <text:p text:style-name="P3"/>
      <text:p text:style-name="P3">miR-101</text:p>
      <text:p text:style-name="P3">miR-106</text:p>
      <text:p text:style-name="P3">miR-125</text:p>
      <text:p text:style-name="P3">miR-128</text:p>
      <text:p text:style-name="P3">miR-135</text:p>
      <text:p text:style-name="P3">miR-145</text:p>
      <text:p text:style-name="P3">miR-155</text:p>
      <text:p text:style-name="P3">miR-16</text:p>
      <text:p text:style-name="P3">miR-17</text:p>
      <text:p text:style-name="P3">miR-181</text:p>
      <text:p text:style-name="P3">miR-182</text:p>
      <text:p text:style-name="P3">miR-193</text:p>
      <text:p text:style-name="P3">miR-20</text:p>
      <text:p text:style-name="P3">miR-200</text:p>
      <text:p text:style-name="P3">miR-21</text:p>
      <text:p text:style-name="P3">miR-221</text:p>
      <text:p text:style-name="P3">miR-23</text:p>
      <text:p text:style-name="P3">miR-27</text:p>
      <text:p text:style-name="P3">miR-29</text:p>
      <text:p text:style-name="P3">miR-30</text:p>
      <text:p text:style-name="P3">miR-31</text:p>
      <text:p text:style-name="P3">miR-335</text:p>
      <text:p text:style-name="P3">miR-34</text:p>
      <text:p text:style-name="P3">miR-375</text:p>
      <text:p text:style-name="P3">miR-497</text:p>
      <text:p text:style-name="P3">miR-7</text:p>
      <text:p text:style-name="P3">miR-96</text:p>
      <text:p text:style-name="P3"/>
      <text:p text:style-name="P5">Disease Cluster 2</text:p>
      <text:p text:style-name="P3"/>
      <text:p text:style-name="P3">breast cancer</text:p>
      <text:p text:style-name="P3">cancer by anatomical entity</text:p>
      <text:p text:style-name="P3">colorectal cancer</text:p>
      <text:p text:style-name="P3">hepatocellular carcinoma</text:p>
      <text:p text:style-name="P3">large intestine cancer</text:p>
      <text:p text:style-name="P3">prostate cancer</text:p>
      <text:p text:style-name="P3">renal cell carcinoma</text:p>
      <text:p text:style-name="P3">squamous cell neoplasm</text:p>
      <text:p text:style-name="P3">stomach cancer</text:p>
      <text:p text:style-name="P3">tongue squamous cell carcinoma</text:p>
      <text:p text:style-name="P3">urinary bladder cancer</text:p>
      <text:p text:style-name="P3"/>
      <text:p text:style-name="P3">miR-100</text:p>
      <text:p text:style-name="P3">miR-124</text:p>
      <text:p text:style-name="P3">miR-126</text:p>
      <text:p text:style-name="P3">miR-143</text:p>
      <text:p text:style-name="P3">miR-146</text:p>
      <text:p text:style-name="P3">miR-203</text:p>
      <text:p text:style-name="P3">miR-214</text:p>
      <text:p text:style-name="P3">miR-218</text:p>
      <text:p text:style-name="P3">miR-222</text:p>
      <text:p text:style-name="P3">miR-26</text:p>
      <text:p text:style-name="P5"/>
      <text:p text:style-name="P5">Disease Cluster 3</text:p>
      <text:p text:style-name="P3"/>
      <text:p text:style-name="P3">breast cancer</text:p>
      <text:p text:style-name="P3">cancer by anatomical entity</text:p>
      <text:p text:style-name="P3">colorectal cancer</text:p>
      <text:p text:style-name="P3">glioblastoma multiforme</text:p>
      <text:p text:style-name="P3">hepatocellular carcinoma</text:p>
      <text:p text:style-name="P3">ischemia</text:p>
      <text:p text:style-name="P3">large intestine cancer</text:p>
      <text:p text:style-name="P3">leukemia</text:p>
      <text:p text:style-name="P3">non small cell lung carcinoma</text:p>
      <text:p text:style-name="P3">ovarian cancer</text:p>
      <text:p text:style-name="P3">squamous cell carcinoma</text:p>
      <text:p text:style-name="P3"/>
      <text:p text:style-name="P3">miR-138</text:p>
      <text:p text:style-name="P3">miR-150</text:p>
      <text:p text:style-name="P3">miR-199</text:p>
      <text:p text:style-name="P3">miR-210</text:p>
      <text:p text:style-name="P3">miR-223</text:p>
      <text:p text:style-name="P3">miR-92</text:p>
      <text:p text:style-name="P3"/>
      <text:p text:style-name="P3"/>
      <text:p text:style-name="P5">Disease Cluster 4</text:p>
      <text:p text:style-name="P3"/>
      <text:p text:style-name="P3">adenocarcinoma</text:p>
      <text:p text:style-name="P3">breast cancer</text:p>
      <text:p text:style-name="P3">cancer by anatomical entity</text:p>
      <text:p text:style-name="P3">colorectal cancer</text:p>
      <text:p text:style-name="P3">esophageal cancer</text:p>
      <text:p text:style-name="P3">glioblastoma multiforme</text:p>
      <text:p text:style-name="P3">hepatocellular carcinoma</text:p>
      <text:p text:style-name="P3">pancreatic cancer</text:p>
      <text:p text:style-name="P3">squamous cell carcinoma</text:p>
      <text:p text:style-name="P3">squamous cell neoplasm</text:p>
      <text:p text:style-name="P3">stomach cancer</text:p>
      <text:p text:style-name="P3"/>
      <text:p text:style-name="P3">miR-10</text:p>
      <text:p text:style-name="P3">miR-18</text:p>
      <text:p text:style-name="P3">miR-196</text:p>
      <text:p text:style-name="P3">miR-25</text:p>
      <text:p text:style-name="P3">miR-451</text:p>
      <text:p text:style-name="P3"/>
      <text:p text:style-name="P3"/>
      <text:p text:style-name="P5">Disease Cluster 5</text:p>
      <text:p text:style-name="P3"/>
      <text:p text:style-name="P3">cancer by anatomical entity</text:p>
      <text:p text:style-name="P3">colorectal cancer</text:p>
      <text:p text:style-name="P3">ischemia</text:p>
      <text:p text:style-name="P3">large intestine cancer</text:p>
      <text:p text:style-name="P3">lung benign neoplasm</text:p>
      <text:p text:style-name="P3">osteosarcoma</text:p>
      <text:p text:style-name="P3">parkinson s disease</text:p>
      <text:p text:style-name="P3">prostate cancer</text:p>
      <text:p text:style-name="P3">squamous cell carcinoma</text:p>
      <text:p text:style-name="P3">stomach cancer</text:p>
      <text:p text:style-name="P3">tongue squamous cell carcinoma</text:p>
      <text:p text:style-name="P3"/>
      <text:p text:style-name="P3">miR-1</text:p>
      <text:p text:style-name="P3">miR-133</text:p>
      <text:p text:style-name="P3">miR-148</text:p>
      <text:p text:style-name="P3">miR-22</text:p>
      <text:p text:style-name="P3"/>
      <text:p text:style-name="P3"/>
      <text:p text:style-name="P3"/>
      <text:p text:style-name="P3"/>
      <text:p text:style-name="P3"/>
      <text:p text:style-name="P5"/>
      <text:p text:style-name="P5">Disease Cluster 6</text:p>
      <text:p text:style-name="P3"/>
      <text:p text:style-name="P3">alzheimer s disease</text:p>
      <text:p text:style-name="P3">breast cancer</text:p>
      <text:p text:style-name="P3">cancer by anatomical entity</text:p>
      <text:p text:style-name="P3">hepatocellular carcinoma</text:p>
      <text:p text:style-name="P3">large intestine cancer</text:p>
      <text:p text:style-name="P3">lung benign neoplasm</text:p>
      <text:p text:style-name="P3">malignant glioma</text:p>
      <text:p text:style-name="P3">non small cell lung carcinoma</text:p>
      <text:p text:style-name="P3">osteosarcoma</text:p>
      <text:p text:style-name="P3">stomach cancer</text:p>
      <text:p text:style-name="P3">van der woude syndrome</text:p>
      <text:p text:style-name="P3"/>
      <text:p text:style-name="P3">miR-132</text:p>
      <text:p text:style-name="P3">miR-15</text:p>
      <text:p text:style-name="P3">miR-9</text:p>
      <text:p text:style-name="P3">miR-93</text:p>
      <text:p text:style-name="P3"/>
      <text:p text:style-name="P5">Disease Cluster 7</text:p>
      <text:p text:style-name="P3"/>
      <text:p text:style-name="P3">breast cancer</text:p>
      <text:p text:style-name="P3">familial adenomatous polyposis</text:p>
      <text:p text:style-name="P3">hepatocellular carcinoma</text:p>
      <text:p text:style-name="P3">large intestine cancer</text:p>
      <text:p text:style-name="P3">lung benign neoplasm</text:p>
      <text:p text:style-name="P3">mixed cell type cancer</text:p>
      <text:p text:style-name="P3">non small cell lung carcinoma</text:p>
      <text:p text:style-name="P3">ovarian cancer</text:p>
      <text:p text:style-name="P3">squamous cell carcinoma</text:p>
      <text:p text:style-name="P3">stomach cancer</text:p>
      <text:p text:style-name="P3">tongue squamous cell carcinoma</text:p>
      <text:p text:style-name="P3">urinary bladder cancer</text:p>
      <text:p text:style-name="P3"/>
      <text:p text:style-name="P3">miR-137</text:p>
      <text:p text:style-name="P3">miR-141</text:p>
      <text:p text:style-name="P3">miR-205</text:p>
      <text:p text:style-name="P3"/>
      <text:p text:style-name="P5">Disease Cluster 8</text:p>
      <text:p text:style-name="P3"/>
      <text:p text:style-name="P3">alzheimer s disease</text:p>
      <text:p text:style-name="P3">breast cancer</text:p>
      <text:p text:style-name="P3">cancer by anatomical entity</text:p>
      <text:p text:style-name="P3">fatty liver disease</text:p>
      <text:p text:style-name="P3">insulinoma</text:p>
      <text:p text:style-name="P3">large intestine cancer</text:p>
      <text:p text:style-name="P3">lipid pneumonia</text:p>
      <text:p text:style-name="P3">liver metastasis</text:p>
      <text:p text:style-name="P3">neuroblastoma</text:p>
      <text:p text:style-name="P3">obesity</text:p>
      <text:p text:style-name="P3">van der woude syndrome</text:p>
      <text:p text:style-name="P3"/>
      <text:p text:style-name="P3">miR-103</text:p>
      <text:p text:style-name="P3">miR-107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Disease Cluster 9</text:p>
      <text:p text:style-name="P3"/>
      <text:p text:style-name="P3">breast cancer</text:p>
      <text:p text:style-name="P3">cancer by anatomical entity</text:p>
      <text:p text:style-name="P3">glioblastoma multiforme</text:p>
      <text:p text:style-name="P3">heart disease</text:p>
      <text:p text:style-name="P3"><text:soft-page-break/>hepatocellular carcinoma</text:p>
      <text:p text:style-name="P3">myocardial infarction</text:p>
      <text:p text:style-name="P3">ovarian cancer</text:p>
      <text:p text:style-name="P3">pancreatic cancer</text:p>
      <text:p text:style-name="P3">prostate cancer</text:p>
      <text:p text:style-name="P3">renal cell carcinoma</text:p>
      <text:p text:style-name="P3">urinary bladder cancer</text:p>
      <text:p text:style-name="P3"/>
      <text:p text:style-name="P3">miR-320</text:p>
      <text:p text:style-name="P3">miR-99</text:p>
      <text:p text:style-name="P5">Disease Cluster 10</text:p>
      <text:p text:style-name="P3"/>
      <text:p text:style-name="P3">carcinoma</text:p>
      <text:p text:style-name="P3">colon cancer</text:p>
      <text:p text:style-name="P3">hepatocellular carcinoma</text:p>
      <text:p text:style-name="P3">lung adenocarcinoma</text:p>
      <text:p text:style-name="P3">lung benign neoplasm</text:p>
      <text:p text:style-name="P3">non small cell lung carcinoma</text:p>
      <text:p text:style-name="P3">ovarian cancer</text:p>
      <text:p text:style-name="P3">ovarian disease</text:p>
      <text:p text:style-name="P3">renal cell carcinoma</text:p>
      <text:p text:style-name="P3">stomach cancer</text:p>
      <text:p text:style-name="P3">systemic lupus erythematosus</text:p>
      <text:p text:style-name="P3">urinary bladder cancer</text:p>
      <text:p text:style-name="P3"/>
      <text:p text:style-name="P3">miR-192</text:p>
      <text:p text:style-name="P3">miR-449</text:p>
      <text:p text:style-name="P3"/>
      <text:p text:style-name="P5">Disease Cluster 11</text:p>
      <text:p text:style-name="P3"/>
      <text:p text:style-name="P3">breast cancer</text:p>
      <text:p text:style-name="P3">cancer by anatomical entity</text:p>
      <text:p text:style-name="P3">hepatitis</text:p>
      <text:p text:style-name="P3">hepatocellular carcinoma</text:p>
      <text:p text:style-name="P3">human immunodeficiency virus infectious disease</text:p>
      <text:p text:style-name="P3">lung benign neoplasm</text:p>
      <text:p text:style-name="P3">prostate cancer</text:p>
      <text:p text:style-name="P3">renal cell carcinoma</text:p>
      <text:p text:style-name="P3">stomach cancer</text:p>
      <text:p text:style-name="P3">van der woude syndrome</text:p>
      <text:p text:style-name="P3">viral infectious disease</text:p>
      <text:p text:style-name="P3"/>
      <text:p text:style-name="P3">miR-122</text:p>
      <text:p text:style-name="P3">miR-149</text:p>
      <text:p text:style-name="P3"/>
      <text:p text:style-name="P3"/>
      <text:p text:style-name="P5">Disease Cluster 12</text:p>
      <text:p text:style-name="P3"/>
      <text:p text:style-name="P3">breast cancer</text:p>
      <text:p text:style-name="P3">cancer by anatomical entity</text:p>
      <text:p text:style-name="P3">cerebral infarction</text:p>
      <text:p text:style-name="P3">colorectal cancer</text:p>
      <text:p text:style-name="P3">congestive heart failure</text:p>
      <text:p text:style-name="P3">heart disease</text:p>
      <text:p text:style-name="P3">large intestine cancer</text:p>
      <text:p text:style-name="P3">myocardial infarction</text:p>
      <text:p text:style-name="P3">non small cell lung carcinoma</text:p>
      <text:p text:style-name="P3">rheumatoid arthritis</text:p>
      <text:p text:style-name="P3">stomach cancer</text:p>
      <text:p text:style-name="P3"/>
      <text:p text:style-name="P3">miR-19</text:p>
      <text:p text:style-name="P3">miR-499</text:p>
      <text:p text:style-name="P3"/>
      <text:p text:style-name="P5">Disease Cluster 13</text:p>
      <text:p text:style-name="P3"/>
      <text:p text:style-name="P3">cancer by anatomical entity</text:p>
      <text:p text:style-name="P3">disease of metabolism</text:p>
      <text:p text:style-name="P3">fatty liver disease</text:p>
      <text:p text:style-name="P3">hepatitis b</text:p>
      <text:p text:style-name="P3">hepatocellular carcinoma</text:p>
      <text:p text:style-name="P3">hypertension</text:p>
      <text:p text:style-name="P3">lipid metabolism disorder</text:p>
      <text:p text:style-name="P3">lung benign neoplasm</text:p>
      <text:p text:style-name="P3">non small cell lung carcinoma</text:p>
      <text:p text:style-name="P3">pancreatic cancer</text:p>
      <text:p text:style-name="P3">thyroid nodule</text:p>
      <text:p text:style-name="P3"/>
      <text:p text:style-name="P3">miR-130</text:p>
      <text:p text:style-name="P3">miR-197</text:p>
      <text:p text:style-name="P5">Disease Cluster 14</text:p>
      <text:p text:style-name="P3"/>
      <text:p text:style-name="P3">adenocarcinoma</text:p>
      <text:p text:style-name="P3">breast cancer</text:p>
      <text:p text:style-name="P3">colorectal cancer</text:p>
      <text:p text:style-name="P3">glioblastoma multiforme</text:p>
      <text:p text:style-name="P3">hepatocellular carcinoma</text:p>
      <text:p text:style-name="P3">large intestine cancer</text:p>
      <text:p text:style-name="P3">lymph node tuberculosis</text:p>
      <text:p text:style-name="P3">malignant glioma</text:p>
      <text:p text:style-name="P3">melanoma</text:p>
      <text:p text:style-name="P3">retinoblastoma</text:p>
      <text:p text:style-name="P3">stomach cancer</text:p>
      <text:p text:style-name="P3"/>
      <text:p text:style-name="P3">miR-195</text:p>
      <text:p text:style-name="P3">miR-376</text:p>
      <text:p text:style-name="P3"/>
      <text:p text:style-name="P3"/>
      <text:p text:style-name="P5">Disease Cluster 15</text:p>
      <text:p text:style-name="P3"/>
      <text:p text:style-name="P3">adenovirus infectious disease</text:p>
      <text:p text:style-name="P3">breast cancer</text:p>
      <text:p text:style-name="P3">cancer by anatomical entity</text:p>
      <text:p text:style-name="P3">heart disease</text:p>
      <text:p text:style-name="P3">hypertrophic cardiomyopathy</text:p>
      <text:p text:style-name="P3">large intestine cancer</text:p>
      <text:p text:style-name="P3">lung benign neoplasm</text:p>
      <text:p text:style-name="P3">malignant glioma</text:p>
      <text:p text:style-name="P3">myocardial infarction</text:p>
      <text:p text:style-name="P3">retinoblastoma</text:p>
      <text:p text:style-name="P3">stomach cancer</text:p>
      <text:p text:style-name="P3"/>
      <text:p text:style-name="P3">miR-24</text:p>
      <text:p text:style-name="P3">miR-328</text:p>
      <text:p text:style-name="P3"/>
      <text:p text:style-name="P3"/>
      <text:p text:style-name="P5">Disease Cluster 16</text:p>
      <text:p text:style-name="P3"/>
      <text:p text:style-name="P3">brain cancer</text:p>
      <text:p text:style-name="P3">breast cancer</text:p>
      <text:p text:style-name="P3">glioblastoma multiforme</text:p>
      <text:p text:style-name="P3">hepatocellular carcinoma</text:p>
      <text:p text:style-name="P3">leukemia</text:p>
      <text:p text:style-name="P3">lung adenocarcinoma</text:p>
      <text:p text:style-name="P3">lung benign neoplasm</text:p>
      <text:p text:style-name="P3">malignant glioma</text:p>
      <text:p text:style-name="P3">osteosarcoma</text:p>
      <text:p text:style-name="P3">pancreatic cancer</text:p>
      <text:p text:style-name="P3">stomach cancer</text:p>
      <text:p text:style-name="P3"/>
      <text:p text:style-name="P3">miR-142</text:p>
      <text:p text:style-name="P3">miR-183</text:p>
      <text:p text:style-name="P3"/>
      <text:p text:style-name="P3"/>
      <text:p text:style-name="P5">Disease Cluster 17</text:p>
      <text:p text:style-name="P3"/>
      <text:p text:style-name="P3">breast cancer</text:p>
      <text:p text:style-name="P3">cancer by anatomical entity</text:p>
      <text:p text:style-name="P3">colorectal cancer</text:p>
      <text:p text:style-name="P3">glioblastoma multiforme</text:p>
      <text:p text:style-name="P3">hepatocellular carcinoma</text:p>
      <text:p text:style-name="P3">large intestine cancer</text:p>
      <text:p text:style-name="P3">lung adenocarcinoma</text:p>
      <text:p text:style-name="P3">medulloblastoma</text:p>
      <text:p text:style-name="P3">renal cell carcinoma</text:p>
      <text:p text:style-name="P3">stomach cancer</text:p>
      <text:p text:style-name="P3">thyroid cancer</text:p>
      <text:p text:style-name="P3">thyroid medullary carcinoma</text:p>
      <text:p text:style-name="P3"/>
      <text:p text:style-name="P3">miR-129</text:p>
      <text:p text:style-name="P3">miR-224</text:p>
      <text:p text:style-name="P5"/>
      <text:p text:style-name="P5">Disease Cluster 18</text:p>
      <text:p text:style-name="P3"/>
      <text:p text:style-name="P3">cancer by anatomical entity</text:p>
      <text:p text:style-name="P3">disease of metabolism</text:p>
      <text:p text:style-name="P3">familial adenomatous polyposis</text:p>
      <text:p text:style-name="P3">hepatitis c</text:p>
      <text:p text:style-name="P3">hepatocellular carcinoma</text:p>
      <text:p text:style-name="P3">large intestine cancer</text:p>
      <text:p text:style-name="P3">liver cirrhosis</text:p>
      <text:p text:style-name="P3">nephroblastoma</text:p>
      <text:p text:style-name="P3">osteoarthritis</text:p>
      <text:p text:style-name="P3">pancreatic cancer</text:p>
      <text:p text:style-name="P3">squamous cell carcinoma</text:p>
      <text:p text:style-name="P3"/>
      <text:p text:style-name="P3">miR-194</text:p>
      <text:p text:style-name="P3">miR-483</text:p>
      <text:p text:style-name="P3"/>
      <text:p text:style-name="P3"/>
      <text:p text:style-name="P5">Disease Cluster 19</text:p>
      <text:p text:style-name="P3"/>
      <text:p text:style-name="P3">breast cancer</text:p>
      <text:p text:style-name="P3">colorectal cancer</text:p>
      <text:p text:style-name="P3">head and neck squamous cell carcinoma</text:p>
      <text:p text:style-name="P3">hepatocellular carcinoma</text:p>
      <text:p text:style-name="P3">liver metastasis</text:p>
      <text:p text:style-name="P3">lung benign neoplasm</text:p>
      <text:p text:style-name="P3">melanoma</text:p>
      <text:p text:style-name="P3">pancreatic cancer</text:p>
      <text:p text:style-name="P3">pulmonary hypertension</text:p>
      <text:p text:style-name="P3">stomach cancer</text:p>
      <text:p text:style-name="P3">stomach disease</text:p>
      <text:p text:style-name="P3"/>
      <text:p text:style-name="P3">miR-191</text:p>
      <text:p text:style-name="P3">miR-204</text:p>
      <text:p text:style-name="P3"/>
      <text:p text:style-name="P3"/>
      <text:p text:style-name="P5">Disease Cluster 20</text:p>
      <text:p text:style-name="P3"/>
      <text:p text:style-name="P3">breast cancer</text:p>
      <text:p text:style-name="P3">colon cancer</text:p>
      <text:p text:style-name="P3">colorectal cancer</text:p>
      <text:p text:style-name="P3">hepatocellular carcinoma</text:p>
      <text:p text:style-name="P3">non small cell lung carcinoma</text:p>
      <text:p text:style-name="P3">ovarian cancer</text:p>
      <text:p text:style-name="P3">prostate cancer</text:p>
      <text:p text:style-name="P3">renal cell carcinoma</text:p>
      <text:p text:style-name="P3">squamous cell neoplasm</text:p>
      <text:p text:style-name="P3">stomach cancer</text:p>
      <text:p text:style-name="P3">stomach disease</text:p>
      <text:p text:style-name="P3"/>
      <text:p text:style-name="P3">miR-185</text:p>
      <text:p text:style-name="P3">miR-429</text:p>
      <text:p text:style-name="P5">Disease Cluster 21</text:p>
      <text:p text:style-name="P3"/>
      <text:p text:style-name="P3">atherosclerosis</text:p>
      <text:p text:style-name="P3">breast cancer</text:p>
      <text:p text:style-name="P3">cancer by anatomical entity</text:p>
      <text:p text:style-name="P3">disease</text:p>
      <text:p text:style-name="P3"><text:soft-page-break/>hepatitis b</text:p>
      <text:p text:style-name="P3">hepatocellular carcinoma</text:p>
      <text:p text:style-name="P3">non small cell lung carcinoma</text:p>
      <text:p text:style-name="P3">ovarian cancer</text:p>
      <text:p text:style-name="P3">prostate cancer</text:p>
      <text:p text:style-name="P3">stomach cancer</text:p>
      <text:p text:style-name="P3"/>
      <text:p text:style-name="P3">miR-152</text:p>
      <text:p text:style-name="P3">miR-378</text:p>
      <text:p text:style-name="P3"/>
      <text:p text:style-name="P3"/>
      <text:p text:style-name="P5">Disease Cluster 22</text:p>
      <text:p text:style-name="P3"/>
      <text:p text:style-name="P3">brain hypoxia ischemia</text:p>
      <text:p text:style-name="P3">breast cancer</text:p>
      <text:p text:style-name="P3">cancer by anatomical entity</text:p>
      <text:p text:style-name="P3">colorectal cancer</text:p>
      <text:p text:style-name="P3">hepatocellular carcinoma</text:p>
      <text:p text:style-name="P3">ischemia</text:p>
      <text:p text:style-name="P3">large intestine cancer</text:p>
      <text:p text:style-name="P3">malignant glioma</text:p>
      <text:p text:style-name="P3">squamous cell neoplasm</text:p>
      <text:p text:style-name="P3">stomach cancer</text:p>
      <text:p text:style-name="P3"/>
      <text:p text:style-name="P3">miR-139</text:p>
      <text:p text:style-name="P3">miR-494</text:p>
      <text:p text:style-name="P3"/>
      <text:p text:style-name="P3"/>
      <text:p text:style-name="P5">Disease Cluster 23</text:p>
      <text:p text:style-name="P3"/>
      <text:p text:style-name="P3">alzheimer s disease</text:p>
      <text:p text:style-name="P3">colorectal cancer</text:p>
      <text:p text:style-name="P3">esophageal cancer</text:p>
      <text:p text:style-name="P3">hepatocellular carcinoma</text:p>
      <text:p text:style-name="P3">ischemia</text:p>
      <text:p text:style-name="P3">large intestine cancer</text:p>
      <text:p text:style-name="P3">lung benign neoplasm</text:p>
      <text:p text:style-name="P3">non small cell lung carcinoma</text:p>
      <text:p text:style-name="P3">stomach cancer</text:p>
      <text:p text:style-name="P3"/>
      <text:p text:style-name="P3">miR-144</text:p>
      <text:p text:style-name="P3">miR-212</text:p>
      <text:p text:style-name="P3"/>
      <text:p text:style-name="P3"/>
      <text:p text:style-name="P5">Disease Cluster 24</text:p>
      <text:p text:style-name="P3"/>
      <text:p text:style-name="P3">breast cancer</text:p>
      <text:p text:style-name="P3">cancer by anatomical entity</text:p>
      <text:p text:style-name="P3">carcinoma</text:p>
      <text:p text:style-name="P3">colon cancer</text:p>
      <text:p text:style-name="P3">endometrial cancer</text:p>
      <text:p text:style-name="P3">glioblastoma multiforme</text:p>
      <text:p text:style-name="P3">hepatocellular carcinoma</text:p>
      <text:p text:style-name="P3">malignant glioma</text:p>
      <text:p text:style-name="P3">ovarian cancer</text:p>
      <text:p text:style-name="P3"/>
      <text:p text:style-name="P3">miR-302</text:p>
      <text:p text:style-name="P3">miR-503</text:p>
      <text:p text:style-name="P3"/>
      <text:p text:style-name="P3"/>
      <text:p text:style-name="P5">Disease Cluster 25</text:p>
      <text:p text:style-name="P3"/>
      <text:p text:style-name="P3">breast cancer</text:p>
      <text:p text:style-name="P3">cancer by anatomical entity</text:p>
      <text:p text:style-name="P3">colon cancer</text:p>
      <text:p text:style-name="P3">hepatocellular carcinoma</text:p>
      <text:p text:style-name="P3">lung benign neoplasm</text:p>
      <text:p text:style-name="P3">ovarian cancer</text:p>
      <text:p text:style-name="P3">prostate cancer</text:p>
      <text:p text:style-name="P3">rhabdomyosarcoma</text:p>
      <text:p text:style-name="P3">stomach cancer</text:p>
      <text:p text:style-name="P3"/>
      <text:p text:style-name="P3"><text:soft-page-break/>miR-206</text:p>
      <text:p text:style-name="P3">miR-373</text:p>
      <text:p text:style-name="P3"/>
      <text:p text:style-name="P5"/>
      <text:p text:style-name="P5">Disease Cluster 26</text:p>
      <text:p text:style-name="P3"/>
      <text:p text:style-name="P3">breast cancer</text:p>
      <text:p text:style-name="P3">cancer by anatomical entity</text:p>
      <text:p text:style-name="P3">lung benign neoplasm</text:p>
      <text:p text:style-name="P3">malignant glioma</text:p>
      <text:p text:style-name="P3">nasopharynx carcinoma</text:p>
      <text:p text:style-name="P3">prostate cancer</text:p>
      <text:p text:style-name="P3">van der woude syndrome</text:p>
      <text:p text:style-name="P3"/>
      <text:p text:style-name="P3">miR-663</text:p>
      <text:p text:style-name="P3">miR-98</text:p>
      <text:p text:style-name="P3"/>
      <text:p text:style-name="P3"/>
      <text:p text:style-name="P5">Disease Cluster 27</text:p>
      <text:p text:style-name="P3"/>
      <text:p text:style-name="P3">anaplastic thyroid carcinoma</text:p>
      <text:p text:style-name="P3">follicular thyroid carcinoma</text:p>
      <text:p text:style-name="P3">hepatocellular carcinoma</text:p>
      <text:p text:style-name="P3">papillary thyroid carcinoma</text:p>
      <text:p text:style-name="P3">stomach cancer</text:p>
      <text:p text:style-name="P3">thyroid adenoma</text:p>
      <text:p text:style-name="P3">thyroid cancer</text:p>
      <text:p text:style-name="P3"/>
      <text:p text:style-name="P3">miR-372</text:p>
      <text:p text:style-name="P3">miR-520</text:p>
      <text:p text:style-name="P3"/>
      <text:p text:style-name="P3"/>
      <text:p text:style-name="P5">Disease Cluster 28</text:p>
      <text:p text:style-name="P3"/>
      <text:p text:style-name="P3">acute myeloid leukemia</text:p>
      <text:p text:style-name="P3">coronary artery disease</text:p>
      <text:p text:style-name="P3">hairy cell leukemia</text:p>
      <text:p text:style-name="P3">hepatocellular carcinoma</text:p>
      <text:p text:style-name="P3">leukemia</text:p>
      <text:p text:style-name="P3">prostate cancer</text:p>
      <text:p text:style-name="P3">stomach cancer</text:p>
      <text:p text:style-name="P3"/>
      <text:p text:style-name="P3">miR-370</text:p>
      <text:p text:style-name="P3">miR-495</text:p>
      <text:p text:style-name="P3"/>
      <text:p text:style-name="P3"/>
      <text:p text:style-name="P5">Disease Cluster 29</text:p>
      <text:p text:style-name="P3"/>
      <text:p text:style-name="P3">breast cancer</text:p>
      <text:p text:style-name="P3">chronic myeloid leukemia</text:p>
      <text:p text:style-name="P3">disease</text:p>
      <text:p text:style-name="P3">glioblastoma multiforme</text:p>
      <text:p text:style-name="P3">malignant glioma</text:p>
      <text:p text:style-name="P3">multiple sclerosis</text:p>
      <text:p text:style-name="P3">schizophrenia</text:p>
      <text:p text:style-name="P3"/>
      <text:p text:style-name="P3">miR-219</text:p>
      <text:p text:style-name="P3">miR-326</text:p>
      <text:p text:style-name="P3"/>
      <text:p text:style-name="P3"/>
      <text:p text:style-name="P5"/>
      <text:p text:style-name="P5"/>
      <text:p text:style-name="P5">Disease Cluster 30</text:p>
      <text:p text:style-name="P3"/>
      <text:p text:style-name="P3">breast cancer</text:p>
      <text:p text:style-name="P3">carcinoma</text:p>
      <text:p text:style-name="P3">familial adenomatous polyposis</text:p>
      <text:p text:style-name="P3">glioblastoma multiforme</text:p>
      <text:p text:style-name="P3">liver disease</text:p>
      <text:p text:style-name="P3">peripheral primitive neuroectodermal tumor</text:p>
      <text:p text:style-name="P3">stomach cancer</text:p>
      <text:p text:style-name="P3"/>
      <text:p text:style-name="P3">miR-127</text:p>
      <text:p text:style-name="P3">miR-296</text:p>
      <text:p text:style-name="P3"/>
      <text:p text:style-name="P3"/>
      <text:p text:style-name="P3"/>
      <text:p text:style-name="P5">Disease Cluster 31</text:p>
      <text:p text:style-name="P3"/>
      <text:p text:style-name="P3">acute myeloid leukemia</text:p>
      <text:p text:style-name="P3">alzheimer s disease</text:p>
      <text:p text:style-name="P3">breast cancer</text:p>
      <text:p text:style-name="P3">cancer by anatomical entity</text:p>
      <text:p text:style-name="P3">colorectal cancer</text:p>
      <text:p text:style-name="P3">glioblastoma multiforme</text:p>
      <text:p text:style-name="P3">large intestine cancer</text:p>
      <text:p text:style-name="P3"/>
      <text:p text:style-name="P3">miR-339</text:p>
      <text:p text:style-name="P3">miR-342</text:p>
      <text:p text:style-name="P3"/>
      <text:p text:style-name="P3"/>
      <text:p text:style-name="P5">Disease Cluster 32</text:p>
      <text:p text:style-name="P3"/>
      <text:p text:style-name="P3">ataxia telangiectasia</text:p>
      <text:p text:style-name="P3">breast cancer</text:p>
      <text:p text:style-name="P3">cancer by anatomical entity</text:p>
      <text:p text:style-name="P3">lung benign neoplasm</text:p>
      <text:p text:style-name="P3">non small cell lung carcinoma</text:p>
      <text:p text:style-name="P3">pancreatic cancer</text:p>
      <text:p text:style-name="P3">stomach cancer</text:p>
      <text:p text:style-name="P3"/>
      <text:p text:style-name="P3">miR-486</text:p>
      <text:p text:style-name="P3">miR-630</text:p>
      <text:p text:style-name="P3"/>
      <text:p text:style-name="P3"/>
      <text:p text:style-name="P5">Disease Cluster 33</text:p>
      <text:p text:style-name="P3"/>
      <text:p text:style-name="P3">adenocarcinoma</text:p>
      <text:p text:style-name="P3">cancer by anatomical entity</text:p>
      <text:p text:style-name="P3">colon cancer</text:p>
      <text:p text:style-name="P3">colonic disease</text:p>
      <text:p text:style-name="P3">colorectal adenocarcinoma</text:p>
      <text:p text:style-name="P3">colorectal cancer</text:p>
      <text:p text:style-name="P3"/>
      <text:p text:style-name="P3">miR-1288</text:p>
      <text:p text:style-name="P3">miR-498</text:p>
      <text:p text:style-name="P3"/>
      <text:p text:style-name="P3"/>
      <text:p text:style-name="P5">Disease Cluster 34</text:p>
      <text:p text:style-name="P3"/>
      <text:p text:style-name="P3">colorectal cancer</text:p>
      <text:p text:style-name="P3">hepatocellular carcinoma</text:p>
      <text:p text:style-name="P3">large intestine cancer</text:p>
      <text:p text:style-name="P3">lung benign neoplasm</text:p>
      <text:p text:style-name="P3">prostate cancer</text:p>
      <text:p text:style-name="P3">stomach cancer</text:p>
      <text:p text:style-name="P3"/>
      <text:p text:style-name="P3">miR-574</text:p>
      <text:p text:style-name="P3">miR-675</text:p>
      <text:p text:style-name="P3"/>
      <text:p text:style-name="P5"/>
      <text:p text:style-name="P5"/>
      <text:p text:style-name="P5">Disease Cluster 35</text:p>
      <text:p text:style-name="P5"/>
      <text:p text:style-name="P3">cancer by anatomical entity</text:p>
      <text:p text:style-name="P3">colorectal cancer</text:p>
      <text:p text:style-name="P3">leukemia</text:p>
      <text:p text:style-name="P3">lung benign neoplasm</text:p>
      <text:p text:style-name="P3">non small cell lung carcinoma</text:p>
      <text:p text:style-name="P3">prostate cancer</text:p>
      <text:p text:style-name="P3"/>
      <text:p text:style-name="P3">miR-153</text:p>
      <text:p text:style-name="P3">miR-198</text:p>
      <text:p text:style-name="P3"/>
      <text:p text:style-name="P5">Disease Cluster 36</text:p>
      <text:p text:style-name="P3"/>
      <text:p text:style-name="P3">breast cancer</text:p>
      <text:p text:style-name="P3">cancer by anatomical entity</text:p>
      <text:p text:style-name="P3">colon carcinoma</text:p>
      <text:p text:style-name="P3">hepatocellular carcinoma</text:p>
      <text:p text:style-name="P3">lymph node tuberculosis</text:p>
      <text:p text:style-name="P3">van der woude syndrome</text:p>
      <text:p text:style-name="P3"/>
      <text:p text:style-name="P3">miR-301</text:p>
      <text:p text:style-name="P3">miR-424</text:p>
      <text:p text:style-name="P3"/>
      <text:p text:style-name="P5">Disease Cluster 37</text:p>
      <text:p text:style-name="P3"/>
      <text:p text:style-name="P3">brain cancer</text:p>
      <text:p text:style-name="P3">hepatocellular carcinoma</text:p>
      <text:p text:style-name="P3">malignant glioma</text:p>
      <text:p text:style-name="P3">neuroblastoma</text:p>
      <text:p text:style-name="P3">non small cell lung carcinoma</text:p>
      <text:p text:style-name="P3">status epilepticus</text:p>
      <text:p text:style-name="P3"/>
      <text:p text:style-name="P3">miR-134</text:p>
      <text:p text:style-name="P3">miR-184</text:p>
      <text:p text:style-name="P3"/>
      <text:p text:style-name="P5">Disease Cluster 38</text:p>
      <text:p text:style-name="P3"/>
      <text:p text:style-name="P3">adenocarcinoma</text:p>
      <text:p text:style-name="P3">breast cancer</text:p>
      <text:p text:style-name="P3">cancer by anatomical entity</text:p>
      <text:p text:style-name="P3">cardiovascular system disease</text:p>
      <text:p text:style-name="P3">colon cancer</text:p>
      <text:p text:style-name="P3">hepatocellular carcinoma</text:p>
      <text:p text:style-name="P3"/>
      <text:p text:style-name="P3">miR-215</text:p>
      <text:p text:style-name="P3">miR-216</text:p>
      <text:p text:style-name="P3"/>
      <text:p text:style-name="P5">Disease Cluster 39</text:p>
      <text:p text:style-name="P3"/>
      <text:p text:style-name="P3">colorectal cancer</text:p>
      <text:p text:style-name="P3">hepatocellular carcinoma</text:p>
      <text:p text:style-name="P3">large intestine cancer</text:p>
      <text:p text:style-name="P3">melanoma</text:p>
      <text:p text:style-name="P3">stomach cancer</text:p>
      <text:p text:style-name="P3"/>
      <text:p text:style-name="P3">miR-338</text:p>
      <text:p text:style-name="P3">miR-362</text:p>
      <text:p text:style-name="P3">miR-650</text:p>
      <text:p text:style-name="P3"/>
      <text:p text:style-name="P5">Disease Cluster 40</text:p>
      <text:p text:style-name="P3"/>
      <text:p text:style-name="P3">colorectal cancer</text:p>
      <text:p text:style-name="P3">large intestine cancer</text:p>
      <text:p text:style-name="P3">osteosarcoma</text:p>
      <text:p text:style-name="P3">squamous cell neoplasm</text:p>
      <text:p text:style-name="P3">stomach cancer</text:p>
      <text:p text:style-name="P3"/>
      <text:p text:style-name="P3">miR-32</text:p>
      <text:p text:style-name="P3">miR-410</text:p>
      <text:p text:style-name="P5">Disease Cluster 41</text:p>
      <text:p text:style-name="P3"/>
      <text:p text:style-name="P3">fatty liver disease</text:p>
      <text:p text:style-name="P3">hepatocellular carcinoma</text:p>
      <text:p text:style-name="P3">lung benign neoplasm</text:p>
      <text:p text:style-name="P3">lymphoma</text:p>
      <text:p text:style-name="P3">osteosarcoma</text:p>
      <text:p text:style-name="P3"/>
      <text:p text:style-name="P3"><text:soft-page-break/>miR-217</text:p>
      <text:p text:style-name="P3">miR-33</text:p>
      <text:p text:style-name="P5">Disease Cluster 42</text:p>
      <text:p text:style-name="P3"/>
      <text:p text:style-name="P3">cancer by anatomical entity</text:p>
      <text:p text:style-name="P3">lung benign neoplasm</text:p>
      <text:p text:style-name="P3">myocardial infarction</text:p>
      <text:p text:style-name="P3">non small cell lung carcinoma</text:p>
      <text:p text:style-name="P3">prostate cancer</text:p>
      <text:p text:style-name="P3"/>
      <text:p text:style-name="P3">miR-186</text:p>
      <text:p text:style-name="P3">miR-361</text:p>
      <text:p text:style-name="P3"/>
      <text:p text:style-name="P3"/>
      <text:p text:style-name="P5">Disease Cluster 43</text:p>
      <text:p text:style-name="P3"/>
      <text:p text:style-name="P3">breast cancer</text:p>
      <text:p text:style-name="P3">coronary artery disease</text:p>
      <text:p text:style-name="P3">hepatocellular carcinoma</text:p>
      <text:p text:style-name="P3">myocardial infarction</text:p>
      <text:p text:style-name="P3">prostate cancer</text:p>
      <text:p text:style-name="P3"/>
      <text:p text:style-name="P3">miR-151</text:p>
      <text:p text:style-name="P3">miR-519</text:p>
      <text:p text:style-name="P3"/>
      <text:p text:style-name="P3"/>
      <text:p text:style-name="P5">Disease Cluster 44</text:p>
      <text:p text:style-name="P3"/>
      <text:p text:style-name="P3">breast cancer</text:p>
      <text:p text:style-name="P3">esophageal cancer</text:p>
      <text:p text:style-name="P3">hepatocellular carcinoma</text:p>
      <text:p text:style-name="P3">multiple myeloma</text:p>
      <text:p text:style-name="P3">osteosarcoma</text:p>
      <text:p text:style-name="P3"/>
      <text:p text:style-name="P3">miR-140</text:p>
      <text:p text:style-name="P3">miR-202</text:p>
      <text:p text:style-name="P3"/>
      <text:p text:style-name="P3"/>
      <text:p text:style-name="P5">Disease Cluster 45</text:p>
      <text:p text:style-name="P3"/>
      <text:p text:style-name="P3">breast cancer</text:p>
      <text:p text:style-name="P3">colorectal cancer</text:p>
      <text:p text:style-name="P3">large intestine cancer</text:p>
      <text:p text:style-name="P3">squamous cell neoplasm</text:p>
      <text:p text:style-name="P3">stomach cancer</text:p>
      <text:p text:style-name="P3"/>
      <text:p text:style-name="P3">miR-608</text:p>
      <text:p text:style-name="P3">miR-638</text:p>
      <text:p text:style-name="P3"/>
      <text:p text:style-name="P3"/>
      <text:p text:style-name="P5">Disease Cluster 46</text:p>
      <text:p text:style-name="P3"/>
      <text:p text:style-name="P3">adenoma</text:p>
      <text:p text:style-name="P3">carcinoma</text:p>
      <text:p text:style-name="P3">colorectal cancer</text:p>
      <text:p text:style-name="P3">large intestine cancer</text:p>
      <text:p text:style-name="P3"/>
      <text:p text:style-name="P3">miR-601</text:p>
      <text:p text:style-name="P3">miR-760</text:p>
      <text:p text:style-name="P3"/>
      <text:p text:style-name="P3"/>
      <text:p text:style-name="P3"/>
      <text:p text:style-name="P5">Disease Cluster 47</text:p>
      <text:p text:style-name="P3"/>
      <text:p text:style-name="P3">breast cancer</text:p>
      <text:p text:style-name="P3">lung adenocarcinoma</text:p>
      <text:p text:style-name="P3">lung benign neoplasm</text:p>
      <text:p text:style-name="P3">prostate cancer</text:p>
      <text:p text:style-name="P3"/>
      <text:p text:style-name="P3">miR-487</text:p>
      <text:p text:style-name="P3">miR-708</text:p>
      <text:p text:style-name="P3"/>
      <text:p text:style-name="P3"/>
      <text:p text:style-name="P3"/>
      <text:p text:style-name="P5">Disease Cluster 48</text:p>
      <text:p text:style-name="P3"/>
      <text:p text:style-name="P3">hepatocellular carcinoma</text:p>
      <text:p text:style-name="P3">neuroblastoma</text:p>
      <text:p text:style-name="P3">pancreatic cancer</text:p>
      <text:p text:style-name="P3">squamous cell carcinoma</text:p>
      <text:p text:style-name="P3"/>
      <text:p text:style-name="P3">miR-1246</text:p>
      <text:p text:style-name="P3">miR-421</text:p>
      <text:p text:style-name="P3"/>
      <text:p text:style-name="P3"/>
      <text:p text:style-name="P5">Disease Cluster 49</text:p>
      <text:p text:style-name="P3"/>
      <text:p text:style-name="P3">cancer by anatomical entity</text:p>
      <text:p text:style-name="P3">hepatocellular carcinoma</text:p>
      <text:p text:style-name="P3">malignant glioma</text:p>
      <text:p text:style-name="P3">pancreatic cancer</text:p>
      <text:p text:style-name="P3"/>
      <text:p text:style-name="P3">miR-371</text:p>
      <text:p text:style-name="P3">miR-491</text:p>
      <text:p text:style-name="P3"/>
      <text:p text:style-name="P3"/>
      <text:p text:style-name="P5">Disease Cluster 50</text:p>
      <text:p text:style-name="P3"/>
      <text:p text:style-name="P3">breast cancer</text:p>
      <text:p text:style-name="P3">cancer by anatomical entity</text:p>
      <text:p text:style-name="P3">colorectal cancer</text:p>
      <text:p text:style-name="P3">pancreatic cancer</text:p>
      <text:p text:style-name="P3"/>
      <text:p text:style-name="P3">miR-211</text:p>
      <text:p text:style-name="P3">miR-95</text:p>
      <text:p text:style-name="P3"/>
      <text:p text:style-name="P3"/>
      <text:p text:style-name="P5">Disease Cluster 51</text:p>
      <text:p text:style-name="P3"/>
      <text:p text:style-name="P3">breast cancer</text:p>
      <text:p text:style-name="P3">lung benign neoplasm</text:p>
      <text:p text:style-name="P3">neuroblastoma</text:p>
      <text:p text:style-name="P3">ovarian cancer</text:p>
      <text:p text:style-name="P3"/>
      <text:p text:style-name="P3">miR-506</text:p>
      <text:p text:style-name="P3">miR-542</text:p>
      <text:p text:style-name="P3"/>
      <text:p text:style-name="P3"/>
      <text:p text:style-name="P5">Disease Cluster 52</text:p>
      <text:p text:style-name="P3"/>
      <text:p text:style-name="P3">breast cancer</text:p>
      <text:p text:style-name="P3">cancer by anatomical entity</text:p>
      <text:p text:style-name="P3">colon cancer</text:p>
      <text:p text:style-name="P3">stomach cancer</text:p>
      <text:p text:style-name="P3"/>
      <text:p text:style-name="P3">miR-365</text:p>
      <text:p text:style-name="P3">miR-367</text:p>
      <text:p text:style-name="P3"/>
      <text:p text:style-name="P3"/>
      <text:p text:style-name="P5"/>
      <text:p text:style-name="P5"/>
      <text:p text:style-name="P5"/>
      <text:p text:style-name="P5">Disease Cluster 53</text:p>
      <text:p text:style-name="P3"/>
      <text:p text:style-name="P3">cervix carcinoma</text:p>
      <text:p text:style-name="P3">hepatocellular carcinoma</text:p>
      <text:p text:style-name="P3">leukemia</text:p>
      <text:p text:style-name="P3">renal cell carcinoma</text:p>
      <text:p text:style-name="P3"/>
      <text:p text:style-name="P3">miR-509</text:p>
      <text:p text:style-name="P3">miR-590</text:p>
      <text:p text:style-name="P3"/>
      <text:p text:style-name="P5">Disease Cluster 54</text:p>
      <text:p text:style-name="P3"/>
      <text:p text:style-name="P3">breast cancer</text:p>
      <text:p text:style-name="P3">ovarian cancer</text:p>
      <text:p text:style-name="P3">prostate cancer</text:p>
      <text:p text:style-name="P3">thrombocytopenia</text:p>
      <text:p text:style-name="P3"/>
      <text:p text:style-name="P3">miR-187</text:p>
      <text:p text:style-name="P3">miR-409</text:p>
      <text:p text:style-name="P3"/>
      <text:p text:style-name="P5">Disease Cluster 55</text:p>
      <text:p text:style-name="P3"/>
      <text:p text:style-name="P3">cancer by anatomical entity</text:p>
      <text:p text:style-name="P3">hepatocellular carcinoma</text:p>
      <text:p text:style-name="P3">kidney cancer</text:p>
      <text:p text:style-name="P3">malignant glioma</text:p>
      <text:p text:style-name="P3"/>
      <text:p text:style-name="P3">miR-452</text:p>
      <text:p text:style-name="P3">miR-646</text:p>
      <text:p text:style-name="P3"/>
      <text:p text:style-name="P3"/>
      <text:p text:style-name="P5">Disease Cluster 56</text:p>
      <text:p text:style-name="P3"/>
      <text:p text:style-name="P3">breast cancer</text:p>
      <text:p text:style-name="P3">cancer by anatomical entity</text:p>
      <text:p text:style-name="P3">congestive heart failure</text:p>
      <text:p text:style-name="P3">liver disease</text:p>
      <text:p text:style-name="P3"/>
      <text:p text:style-name="P3">miR-340</text:p>
      <text:p text:style-name="P3">miR-652</text:p>
      <text:p text:style-name="P3"/>
      <text:p text:style-name="P3"/>
      <text:p text:style-name="P5">Disease Cluster 57</text:p>
      <text:p text:style-name="P3"/>
      <text:p text:style-name="P3">breast cancer</text:p>
      <text:p text:style-name="P3">colon cancer</text:p>
      <text:p text:style-name="P3">pancreatitis</text:p>
      <text:p text:style-name="P3">renal cell carcinoma</text:p>
      <text:p text:style-name="P3"/>
      <text:p text:style-name="P3">miR-1290</text:p>
      <text:p text:style-name="P3">miR-337</text:p>
      <text:p text:style-name="P3"/>
      <text:p text:style-name="P5">Disease Cluster 58</text:p>
      <text:p text:style-name="P3"/>
      <text:p text:style-name="P3">cancer by anatomical entity</text:p>
      <text:p text:style-name="P3">hepatocellular carcinoma</text:p>
      <text:p text:style-name="P3">stomach cancer</text:p>
      <text:p text:style-name="P3"/>
      <text:p text:style-name="P3">miR-422</text:p>
      <text:p text:style-name="P3">miR-492</text:p>
      <text:p text:style-name="P3">miR-885</text:p>
      <text:p text:style-name="P3"/>
      <text:p text:style-name="P5">Disease Cluster 59</text:p>
      <text:p text:style-name="P3"/>
      <text:p text:style-name="P3">congestive heart failure</text:p>
      <text:p text:style-name="P3">dilated cardiomyopathy</text:p>
      <text:p text:style-name="P3">myocardial infarction</text:p>
      <text:p text:style-name="P3"/>
      <text:p text:style-name="P3">miR-208</text:p>
      <text:p text:style-name="P3">miR-423</text:p>
      <text:p text:style-name="P5">Disease Cluster 60</text:p>
      <text:p text:style-name="P3"/>
      <text:p text:style-name="P3">adenocarcinoma</text:p>
      <text:p text:style-name="P3">colorectal cancer</text:p>
      <text:p text:style-name="P3">large intestine cancer</text:p>
      <text:p text:style-name="P3"/>
      <text:p text:style-name="P3">miR-1297</text:p>
      <text:p text:style-name="P3">miR-625</text:p>
      <text:p text:style-name="P3"><text:soft-page-break/></text:p>
      <text:p text:style-name="P3"/>
      <text:p text:style-name="P5">Disease Cluster 61</text:p>
      <text:p text:style-name="P3"/>
      <text:p text:style-name="P3">hepatocellular carcinoma</text:p>
      <text:p text:style-name="P3">lung benign neoplasm</text:p>
      <text:p text:style-name="P3">urinary bladder cancer</text:p>
      <text:p text:style-name="P3"/>
      <text:p text:style-name="P3">miR-490</text:p>
      <text:p text:style-name="P3">miR-517</text:p>
      <text:p text:style-name="P3"/>
      <text:p text:style-name="P3"/>
      <text:p text:style-name="P5">Disease Cluster 62</text:p>
      <text:p text:style-name="P3"/>
      <text:p text:style-name="P3">lung benign neoplasm</text:p>
      <text:p text:style-name="P3">prostate cancer</text:p>
      <text:p text:style-name="P3">van der woude syndrome</text:p>
      <text:p text:style-name="P3"/>
      <text:p text:style-name="P3">miR-330</text:p>
      <text:p text:style-name="P3">miR-374</text:p>
      <text:p text:style-name="P3"/>
      <text:p text:style-name="P3"/>
      <text:p text:style-name="P5">Disease Cluster 63</text:p>
      <text:p text:style-name="P3"/>
      <text:p text:style-name="P3">cancer by anatomical entity</text:p>
      <text:p text:style-name="P3">lung benign neoplasm</text:p>
      <text:p text:style-name="P3">non small cell lung carcinoma</text:p>
      <text:p text:style-name="P3"/>
      <text:p text:style-name="P3">miR-1258</text:p>
      <text:p text:style-name="P3">miR-544</text:p>
      <text:p text:style-name="P3"/>
      <text:p text:style-name="P3"/>
      <text:p text:style-name="P5">Disease Cluster 64</text:p>
      <text:p text:style-name="P3"/>
      <text:p text:style-name="P3">breast cancer</text:p>
      <text:p text:style-name="P3">ovarian cancer</text:p>
      <text:p text:style-name="P3">tongue squamous cell carcinoma</text:p>
      <text:p text:style-name="P3"/>
      <text:p text:style-name="P3">miR-485</text:p>
      <text:p text:style-name="P3">miR-489</text:p>
      <text:p text:style-name="P3"/>
      <text:p text:style-name="P3"/>
      <text:p text:style-name="P5">Disease Cluster 65</text:p>
      <text:p text:style-name="P3"/>
      <text:p text:style-name="P3">congestive heart failure</text:p>
      <text:p text:style-name="P3">glioblastoma multiforme</text:p>
      <text:p text:style-name="P3">stomach cancer</text:p>
      <text:p text:style-name="P3"/>
      <text:p text:style-name="P3">miR-331</text:p>
      <text:p text:style-name="P3">miR-425</text:p>
      <text:p text:style-name="P3"/>
      <text:p text:style-name="P6">Tissue Cluster 1</text:p>
      <text:p text:style-name="P4"/>
      <text:p text:style-name="P4">brain 1</text:p>
      <text:p text:style-name="P4">brain cerebellum <text:s/>2</text:p>
      <text:p text:style-name="P4">brain cerebralcortex frontal <text:s/>2</text:p>
      <text:p text:style-name="P4">brain cerebralcortex occipital <text:s/>2</text:p>
      <text:p text:style-name="P4">brain cerebralcortex temporal <text:s/>2</text:p>
      <text:p text:style-name="P4">brain nucleuscaudatus <text:s/>2</text:p>
      <text:p text:style-name="P4">epididymis 1</text:p>
      <text:p text:style-name="P4">muscle 1</text:p>
      <text:p text:style-name="P4">muscle 2</text:p>
      <text:p text:style-name="P4">spinalcord 2</text:p>
      <text:p text:style-name="P4">thyroid 1</text:p>
      <text:p text:style-name="P4"/>
      <text:p text:style-name="P4">hsa-let-7a-5p</text:p>
      <text:p text:style-name="P4">hsa-let-7d-5p</text:p>
      <text:p text:style-name="P4">hsa-let-7g-5p</text:p>
      <text:p text:style-name="P4"/>
      <text:p text:style-name="P4"/>
      <text:p text:style-name="P6">Tissue Cluster 2</text:p>
      <text:p text:style-name="P4"/>
      <text:p text:style-name="P4">brain 1</text:p>
      <text:p text:style-name="P4">brain cerebellum <text:s/>2</text:p>
      <text:p text:style-name="P4">brain cerebralcortex frontal <text:s/>2</text:p>
      <text:p text:style-name="P4">brain cerebralcortex occipital <text:s/>2</text:p>
      <text:p text:style-name="P4">brain cerebralcortex temporal <text:s/>2</text:p>
      <text:p text:style-name="P4">brain graymatter <text:s/>2</text:p>
      <text:p text:style-name="P4">brain nucleuscaudatus <text:s/>2</text:p>
      <text:p text:style-name="P4">brain pituitarygland <text:s/>2</text:p>
      <text:p text:style-name="P4">brain thalamus <text:s/>2</text:p>
      <text:p text:style-name="P4">duramater 2</text:p>
      <text:p text:style-name="P4">spinalcord 2</text:p>
      <text:p text:style-name="P4"/>
      <text:p text:style-name="P4">hsa-miR-323a-3p</text:p>
      <text:p text:style-name="P4">hsa-miR-495-3p</text:p>
      <text:p text:style-name="P4"/>
      <text:p text:style-name="P4"/>
      <text:p text:style-name="P6">Tissue Cluster 3</text:p>
      <text:p text:style-name="P4"/>
      <text:p text:style-name="P4">bone 1</text:p>
      <text:p text:style-name="P4">brain 1</text:p>
      <text:p text:style-name="P4">brain cerebellum <text:s/>2</text:p>
      <text:p text:style-name="P4">brain cerebralcortex frontal <text:s/>2</text:p>
      <text:p text:style-name="P4">brain cerebralcortex occipital <text:s/>2</text:p>
      <text:p text:style-name="P4">brain cerebralcortex temporal <text:s/>2</text:p>
      <text:p text:style-name="P4">brain graymatter <text:s/>2</text:p>
      <text:p text:style-name="P4">brain nucleuscaudatus <text:s/>2</text:p>
      <text:p text:style-name="P4">brain pituitarygland <text:s/>2</text:p>
      <text:p text:style-name="P4">brain thalamus <text:s/>2</text:p>
      <text:p text:style-name="P4">spinalcord 2</text:p>
      <text:p text:style-name="P4"/>
      <text:p text:style-name="P4">hsa-miR-127-3p</text:p>
      <text:p text:style-name="P4">hsa-miR-411-5p</text:p>
      <text:p text:style-name="P4"/>
      <text:p text:style-name="P6">Tissue Cluster 4</text:p>
      <text:p text:style-name="P4"/>
      <text:p text:style-name="P4">brain 1</text:p>
      <text:p text:style-name="P4">brain cerebellum <text:s/>2</text:p>
      <text:p text:style-name="P4">brain cerebralcortex frontal <text:s/>2</text:p>
      <text:p text:style-name="P4">brain cerebralcortex occipital <text:s/>2</text:p>
      <text:p text:style-name="P4">brain cerebralcortex temporal <text:s/>2</text:p>
      <text:p text:style-name="P4">brain graymatter <text:s/>2</text:p>
      <text:p text:style-name="P4">brain nucleuscaudatus <text:s/>2</text:p>
      <text:p text:style-name="P4">brain thalamus <text:s/>2</text:p>
      <text:p text:style-name="P4">brain whitematter <text:s/>2</text:p>
      <text:p text:style-name="P4">duramater 2</text:p>
      <text:p text:style-name="P4">spinalcord 2</text:p>
      <text:p text:style-name="P4"/>
      <text:p text:style-name="P4">hsa-miR-3200-3p</text:p>
      <text:p text:style-name="P4">hsa-miR-340-5p</text:p>
      <text:p text:style-name="P6"/>
      <text:p text:style-name="P6">Tissue Cluster 5</text:p>
      <text:p text:style-name="P4"/>
      <text:p text:style-name="P4">brain 1</text:p>
      <text:p text:style-name="P4">brain cerebellum <text:s/>2</text:p>
      <text:p text:style-name="P4">brain cerebralcortex frontal <text:s/>2</text:p>
      <text:p text:style-name="P4">brain cerebralcortex occipital <text:s/>2</text:p>
      <text:p text:style-name="P4">brain cerebralcortex temporal <text:s/>2</text:p>
      <text:p text:style-name="P4">brain graymatter <text:s/>2</text:p>
      <text:p text:style-name="P4">brain nucleuscaudatus <text:s/>2</text:p>
      <text:p text:style-name="P4">brain thalamus <text:s/>2</text:p>
      <text:p text:style-name="P4">duramater 2</text:p>
      <text:p text:style-name="P4">spinalcord 2</text:p>
      <text:p text:style-name="P4"/>
      <text:p text:style-name="P4">hsa-miR-129-2-3p</text:p>
      <text:p text:style-name="P4">hsa-miR-598-3p</text:p>
      <text:p text:style-name="P4">hsa-miR-885-5p</text:p>
      <text:p text:style-name="P4">hsa-miR-9-3p</text:p>
      <text:p text:style-name="P4"/>
      <text:p text:style-name="P4"/>
      <text:p text:style-name="P6">Tissue Cluster 6</text:p>
      <text:p text:style-name="P4"/>
      <text:p text:style-name="P4">brain 1</text:p>
      <text:p text:style-name="P4">brain cerebellum <text:s/>2</text:p>
      <text:p text:style-name="P4">brain cerebralcortex frontal <text:s/>2</text:p>
      <text:p text:style-name="P4">brain cerebralcortex occipital <text:s/>2</text:p>
      <text:p text:style-name="P4">brain cerebralcortex temporal <text:s/>2</text:p>
      <text:p text:style-name="P4">brain graymatter <text:s/>2</text:p>
      <text:p text:style-name="P4">brain nucleuscaudatus <text:s/>2</text:p>
      <text:p text:style-name="P4">brain thalamus <text:s/>2</text:p>
      <text:p text:style-name="P4">spinalcord 2</text:p>
      <text:p text:style-name="P4"/>
      <text:p text:style-name="P4">hsa-let-7e-5p</text:p>
      <text:p text:style-name="P4">hsa-miR-103a-3p</text:p>
      <text:p text:style-name="P4">hsa-miR-4286</text:p>
      <text:p text:style-name="P4">hsa-miR-487b-3p</text:p>
      <text:p text:style-name="P4">hsa-miR-9-5p</text:p>
      <text:p text:style-name="P4"/>
      <text:p text:style-name="P4"/>
      <text:p text:style-name="P6">Tissue Cluster 7</text:p>
      <text:p text:style-name="P6"/>
      <text:p text:style-name="P4">brain 1</text:p>
      <text:p text:style-name="P4">brain cerebralcortex frontal <text:s/>2</text:p>
      <text:p text:style-name="P4">brain cerebralcortex occipital <text:s/>2</text:p>
      <text:p text:style-name="P4">brain cerebralcortex temporal <text:s/>2</text:p>
      <text:p text:style-name="P4">brain nucleuscaudatus <text:s/>2</text:p>
      <text:p text:style-name="P4">brain thalamus <text:s/>2</text:p>
      <text:p text:style-name="P4">brain whitematter <text:s/>2</text:p>
      <text:p text:style-name="P4">duramater 2</text:p>
      <text:p text:style-name="P4">spinalcord 2</text:p>
      <text:p text:style-name="P4"/>
      <text:p text:style-name="P4">hsa-miR-219a-2-3p</text:p>
      <text:p text:style-name="P4">hsa-miR-219a-5p</text:p>
      <text:p text:style-name="P4"/>
      <text:p text:style-name="P4"/>
      <text:p text:style-name="P6">Tissue Cluster 8</text:p>
      <text:p text:style-name="P4"/>
      <text:p text:style-name="P4">bone 1</text:p>
      <text:p text:style-name="P4">brain 1</text:p>
      <text:p text:style-name="P4">brain cerebellum <text:s/>2</text:p>
      <text:p text:style-name="P4">brain cerebralcortex frontal <text:s/>2</text:p>
      <text:p text:style-name="P4">brain graymatter <text:s/>2</text:p>
      <text:p text:style-name="P4">brain nucleuscaudatus <text:s/>2</text:p>
      <text:p text:style-name="P4">brain pituitarygland <text:s/>2</text:p>
      <text:p text:style-name="P4">tunicaalbuginea 1</text:p>
      <text:p text:style-name="P4"/>
      <text:p text:style-name="P4">hsa-miR-377-3p</text:p>
      <text:p text:style-name="P4">hsa-miR-379-5p</text:p>
      <text:p text:style-name="P4"/>
      <text:p text:style-name="P4"/>
      <text:p text:style-name="P4"/>
      <text:p text:style-name="P6">Tissue Cluster 9</text:p>
      <text:p text:style-name="P4"/>
      <text:p text:style-name="P4">brain 1</text:p>
      <text:p text:style-name="P4">brain cerebellum <text:s/>2</text:p>
      <text:p text:style-name="P4">brain cerebralcortex frontal <text:s/>2</text:p>
      <text:p text:style-name="P4">brain cerebralcortex occipital <text:s/>2</text:p>
      <text:p text:style-name="P4">brain cerebralcortex temporal <text:s/>2</text:p>
      <text:p text:style-name="P4">brain graymatter <text:s/>2</text:p>
      <text:p text:style-name="P4">brain nucleuscaudatus <text:s/>2</text:p>
      <text:p text:style-name="P4">duramater 2</text:p>
      <text:p text:style-name="P4"/>
      <text:p text:style-name="P4">hsa-miR-128-3p</text:p>
      <text:p text:style-name="P4">hsa-miR-410-3p</text:p>
      <text:p text:style-name="P4"/>
      <text:p text:style-name="P4"/>
      <text:p text:style-name="P6">Tissue Cluster 10</text:p>
      <text:p text:style-name="P4"/>
      <text:p text:style-name="P4">brain 1</text:p>
      <text:p text:style-name="P4"><text:soft-page-break/>brain cerebralcortex occipital <text:s/>2</text:p>
      <text:p text:style-name="P4">brain cerebralcortex temporal <text:s/>2</text:p>
      <text:p text:style-name="P4">brain nucleuscaudatus <text:s/>2</text:p>
      <text:p text:style-name="P4">epididymis 1</text:p>
      <text:p text:style-name="P4">muscle 1</text:p>
      <text:p text:style-name="P4">thyroid 1</text:p>
      <text:p text:style-name="P4"/>
      <text:p text:style-name="P4">hsa-let-7f-5p</text:p>
      <text:p text:style-name="P4">hsa-miR-29b-3p</text:p>
      <text:p text:style-name="P4"/>
      <text:p text:style-name="P4"/>
      <text:p text:style-name="P6">Tissue Cluster 11</text:p>
      <text:p text:style-name="P4"/>
      <text:p text:style-name="P4">brain 1</text:p>
      <text:p text:style-name="P4">brain cerebellum <text:s/>2</text:p>
      <text:p text:style-name="P4">brain cerebralcortex frontal <text:s/>2</text:p>
      <text:p text:style-name="P4">brain cerebralcortex occipital <text:s/>2</text:p>
      <text:p text:style-name="P4">brain graymatter <text:s/>2</text:p>
      <text:p text:style-name="P4">brain nucleuscaudatus <text:s/>2</text:p>
      <text:p text:style-name="P4">spinalcord 2</text:p>
      <text:p text:style-name="P4"/>
      <text:p text:style-name="P4">hsa-miR-124-3p</text:p>
      <text:p text:style-name="P4">hsa-miR-218-5p</text:p>
      <text:p text:style-name="P4"/>
      <text:p text:style-name="P4"/>
      <text:p text:style-name="P6">Tissue Cluster 12</text:p>
      <text:p text:style-name="P4"/>
      <text:p text:style-name="P4">bone 1</text:p>
      <text:p text:style-name="P4">brain 1</text:p>
      <text:p text:style-name="P4">brain cerebellum <text:s/>2</text:p>
      <text:p text:style-name="P4">brain nucleuscaudatus <text:s/>2</text:p>
      <text:p text:style-name="P4">brain pituitarygland <text:s/>2</text:p>
      <text:p text:style-name="P4">tunicaalbuginea 1</text:p>
      <text:p text:style-name="P4"/>
      <text:p text:style-name="P4">hsa-miR-136-3p</text:p>
      <text:p text:style-name="P4">hsa-miR-376a-3p</text:p>
      <text:p text:style-name="P4">hsa-miR-376c-3p</text:p>
      <text:p text:style-name="P4"/>
      <text:p text:style-name="P6"/>
      <text:p text:style-name="P6">Tissue Cluster 13</text:p>
      <text:p text:style-name="P4"/>
      <text:p text:style-name="P4">bladder 1</text:p>
      <text:p text:style-name="P4">colon 1</text:p>
      <text:p text:style-name="P4">colon 2</text:p>
      <text:p text:style-name="P4">esophagus 2</text:p>
      <text:p text:style-name="P4">nerve nervusintercostalis <text:s/>1</text:p>
      <text:p text:style-name="P4">prostate 2</text:p>
      <text:p text:style-name="P4"/>
      <text:p text:style-name="P4">hsa-miR-143-3p</text:p>
      <text:p text:style-name="P4">hsa-miR-145-5p</text:p>
      <text:p text:style-name="P4"/>
      <text:p text:style-name="P4"/>
      <text:p text:style-name="P6">Tissue Cluster 14</text:p>
      <text:p text:style-name="P4"/>
      <text:p text:style-name="P4">brain 1</text:p>
      <text:p text:style-name="P4">brain cerebralcortex frontal <text:s/>2</text:p>
      <text:p text:style-name="P4">brain cerebralcortex occipital <text:s/>2</text:p>
      <text:p text:style-name="P4">brain cerebralcortex temporal <text:s/>2</text:p>
      <text:p text:style-name="P4">brain graymatter <text:s/>2</text:p>
      <text:p text:style-name="P4">duramater 2</text:p>
      <text:p text:style-name="P4"/>
      <text:p text:style-name="P4">hsa-miR-129-1-3p</text:p>
      <text:p text:style-name="P4">hsa-miR-137</text:p>
      <text:p text:style-name="P4"/>
      <text:p text:style-name="P4"/>
      <text:p text:style-name="P6">Tissue Cluster 15</text:p>
      <text:p text:style-name="P4"/>
      <text:p text:style-name="P4">brain pituitarygland <text:s/>2</text:p>
      <text:p text:style-name="P4">colon 1</text:p>
      <text:p text:style-name="P4">epididymis 1</text:p>
      <text:p text:style-name="P4">skin 1</text:p>
      <text:p text:style-name="P4">thyroid 1</text:p>
      <text:p text:style-name="P4"/>
      <text:p text:style-name="P4">hsa-miR-200a-3p</text:p>
      <text:p text:style-name="P4">hsa-miR-200b-3p</text:p>
      <text:p text:style-name="P4">hsa-miR-429</text:p>
      <text:p text:style-name="P4"/>
      <text:p text:style-name="P4"/>
      <text:p text:style-name="P6">Tissue Cluster 16</text:p>
      <text:p text:style-name="P4"/>
      <text:p text:style-name="P4">brain pituitarygland <text:s/>2</text:p>
      <text:p text:style-name="P4">epididymis 1</text:p>
      <text:p text:style-name="P4">muscle 1</text:p>
      <text:p text:style-name="P4">testis 1</text:p>
      <text:p text:style-name="P4">thyroid 1</text:p>
      <text:p text:style-name="P4"/>
      <text:p text:style-name="P4">hsa-miR-424-5p</text:p>
      <text:p text:style-name="P4">hsa-miR-542-3p</text:p>
      <text:p text:style-name="P4"/>
      <text:p text:style-name="P4"/>
      <text:p text:style-name="P6">Tissue Cluster 17</text:p>
      <text:p text:style-name="P4"/>
      <text:p text:style-name="P4">artery 2</text:p>
      <text:p text:style-name="P4">duramater 2</text:p>
      <text:p text:style-name="P4">spleen 1</text:p>
      <text:p text:style-name="P4">thyroid 1</text:p>
      <text:p text:style-name="P4">vein 2</text:p>
      <text:p text:style-name="P4"/>
      <text:p text:style-name="P4">hsa-miR-16-5p</text:p>
      <text:p text:style-name="P4">hsa-miR-451a</text:p>
      <text:p text:style-name="P4"/>
      <text:p text:style-name="P6">Tissue Cluster 18</text:p>
      <text:p text:style-name="P4"/>
      <text:p text:style-name="P4">epididymis 1</text:p>
      <text:p text:style-name="P4">muscle 1</text:p>
      <text:p text:style-name="P4">myocardium 1</text:p>
      <text:p text:style-name="P4">skin 1</text:p>
      <text:p text:style-name="P4">thyroid 1</text:p>
      <text:p text:style-name="P4"/>
      <text:p text:style-name="P4">hsa-miR-26b-5p</text:p>
      <text:p text:style-name="P4">hsa-miR-28-5p</text:p>
      <text:p text:style-name="P4"/>
      <text:p text:style-name="P6">Tissue Cluster 19</text:p>
      <text:p text:style-name="P4"/>
      <text:p text:style-name="P4">brain cerebralcortex frontal <text:s/>2</text:p>
      <text:p text:style-name="P4">brain cerebralcortex occipital <text:s/>2</text:p>
      <text:p text:style-name="P4">brain cerebralcortex temporal <text:s/>2</text:p>
      <text:p text:style-name="P4">brain graymatter <text:s/>2</text:p>
      <text:p text:style-name="P4">brain nucleuscaudatus <text:s/>2</text:p>
      <text:p text:style-name="P4"/>
      <text:p text:style-name="P4">hsa-miR-138-5p</text:p>
      <text:p text:style-name="P4">hsa-miR-153-3p</text:p>
      <text:p text:style-name="P6">Tissue Cluster 20</text:p>
      <text:p text:style-name="P4"/>
      <text:p text:style-name="P4">adipocyte 1</text:p>
      <text:p text:style-name="P4">bone 1</text:p>
      <text:p text:style-name="P4">brain 1</text:p>
      <text:p text:style-name="P4">brain pituitarygland <text:s/>2</text:p>
      <text:p text:style-name="P4">thyroid 1</text:p>
      <text:p text:style-name="P4"/>
      <text:p text:style-name="P4">hsa-miR-132-5p</text:p>
      <text:p text:style-name="P4">hsa-miR-551b-3p</text:p>
      <text:p text:style-name="P4"/>
      <text:p text:style-name="P4"/>
      <text:p text:style-name="P6">Tissue Cluster 21</text:p>
      <text:p text:style-name="P4"/>
      <text:p text:style-name="P4">brain pituitarygland <text:s/>2</text:p>
      <text:p text:style-name="P4">epididymis 1</text:p>
      <text:p text:style-name="P4">skin 1</text:p>
      <text:p text:style-name="P4">thyroid 1</text:p>
      <text:p text:style-name="P4">vein 2</text:p>
      <text:p text:style-name="P4"/>
      <text:p text:style-name="P4">hsa-miR-183-5p</text:p>
      <text:p text:style-name="P4">hsa-miR-96-5p</text:p>
      <text:p text:style-name="P4"/>
      <text:p text:style-name="P4"/>
      <text:p text:style-name="P6">Tissue Cluster 22</text:p>
      <text:p text:style-name="P4"/>
      <text:p text:style-name="P4">bladder 1</text:p>
      <text:p text:style-name="P4">colon 1</text:p>
      <text:p text:style-name="P4">esophagus 2</text:p>
      <text:p text:style-name="P4">nerve nervusintercostalis <text:s/>1</text:p>
      <text:p text:style-name="P4">stomach 1</text:p>
      <text:p text:style-name="P4"/>
      <text:p text:style-name="P4">hsa-miR-143-5p</text:p>
      <text:p text:style-name="P4">hsa-miR-4770</text:p>
      <text:p text:style-name="P4"/>
      <text:p text:style-name="P4"/>
      <text:p text:style-name="P6">Tissue Cluster 23</text:p>
      <text:p text:style-name="P4"/>
      <text:p text:style-name="P4">artery 2</text:p>
      <text:p text:style-name="P4">muscle 1</text:p>
      <text:p text:style-name="P4">muscle 2</text:p>
      <text:p text:style-name="P4">nerve nervusintercostalis <text:s/>1</text:p>
      <text:p text:style-name="P4"/>
      <text:p text:style-name="P4">hsa-miR-193b-3p</text:p>
      <text:p text:style-name="P4">hsa-miR-486-5p</text:p>
      <text:p text:style-name="P4"/>
      <text:p text:style-name="P4"/>
      <text:p text:style-name="P6">Tissue Cluster 24</text:p>
      <text:p text:style-name="P4"/>
      <text:p text:style-name="P4">brain cerebellum <text:s/>2</text:p>
      <text:p text:style-name="P4">epididymis 1</text:p>
      <text:p text:style-name="P4">spinalcord 2</text:p>
      <text:p text:style-name="P4">thyroid 1</text:p>
      <text:p text:style-name="P4"/>
      <text:p text:style-name="P4">hsa-miR-135b-5p</text:p>
      <text:p text:style-name="P4">hsa-miR-31-5p</text:p>
      <text:p text:style-name="P4"/>
      <text:p text:style-name="P4"/>
      <text:p text:style-name="P6">Tissue Cluster 25</text:p>
      <text:p text:style-name="P4"/>
      <text:p text:style-name="P4">lung 1</text:p>
      <text:p text:style-name="P4">spleen 1</text:p>
      <text:p text:style-name="P4">thyroid 1</text:p>
      <text:p text:style-name="P4">vein 2</text:p>
      <text:p text:style-name="P4"/>
      <text:p text:style-name="P4">hsa-miR-142-5p</text:p>
      <text:p text:style-name="P4">hsa-miR-15b-5p</text:p>
      <text:p text:style-name="P4"/>
      <text:p text:style-name="P4"/>
      <text:p text:style-name="P4"/>
      <text:p text:style-name="P6">Tissue Cluster 26</text:p>
      <text:p text:style-name="P4"/>
      <text:p text:style-name="P4">colon 1</text:p>
      <text:p text:style-name="P4">lung 1</text:p>
      <text:p text:style-name="P4">skin 1</text:p>
      <text:p text:style-name="P4">thyroid 1</text:p>
      <text:p text:style-name="P4"/>
      <text:p text:style-name="P4">hsa-miR-141-3p</text:p>
      <text:p text:style-name="P4">hsa-miR-200c-3p</text:p>
      <text:p text:style-name="P4"/>
      <text:p text:style-name="P6"/>
      <text:p text:style-name="P6">Tissue Cluster 27</text:p>
      <text:p text:style-name="P4"/>
      <text:p text:style-name="P4">colon 1</text:p>
      <text:p text:style-name="P4">liver 1</text:p>
      <text:p text:style-name="P4">smallintestine duodenum <text:s/>2</text:p>
      <text:p text:style-name="P4">thyroid 1</text:p>
      <text:p text:style-name="P4"/>
      <text:p text:style-name="P4"><text:soft-page-break/>hsa-miR-192-5p</text:p>
      <text:p text:style-name="P4">hsa-miR-215-5p</text:p>
      <text:p text:style-name="P4"/>
      <text:p text:style-name="P4"/>
      <text:p text:style-name="P6">Tissue Cluster 28</text:p>
      <text:p text:style-name="P4"/>
      <text:p text:style-name="P4">adipocyte 1</text:p>
      <text:p text:style-name="P4">bone 1</text:p>
      <text:p text:style-name="P4">muscle 1</text:p>
      <text:p text:style-name="P4">thyroid 1</text:p>
      <text:p text:style-name="P4"/>
      <text:p text:style-name="P4">hsa-miR-199b-5p</text:p>
      <text:p text:style-name="P4">hsa-miR-22-3p</text:p>
      <text:p text:style-name="P4"/>
      <text:p text:style-name="P4"/>
      <text:p text:style-name="P6">Tissue Cluster 29</text:p>
      <text:p text:style-name="P4"/>
      <text:p text:style-name="P4">testis 1</text:p>
      <text:p text:style-name="P4">testis 2</text:p>
      <text:p text:style-name="P4">tunicaalbuginea 1</text:p>
      <text:p text:style-name="P4"/>
      <text:p text:style-name="P4">hsa-miR-506-3p</text:p>
      <text:p text:style-name="P4">hsa-miR-507</text:p>
      <text:p text:style-name="P4">hsa-miR-508-3p</text:p>
      <text:p text:style-name="P4">hsa-miR-509-3-5p</text:p>
      <text:p text:style-name="P4">hsa-miR-509-3p</text:p>
      <text:p text:style-name="P4">hsa-miR-509-5p</text:p>
      <text:p text:style-name="P4">hsa-miR-510-5p</text:p>
      <text:p text:style-name="P4">hsa-miR-513c-5p</text:p>
      <text:p text:style-name="P4"/>
      <text:p text:style-name="P4"/>
      <text:p text:style-name="P6">Tissue Cluster 30</text:p>
      <text:p text:style-name="P4"/>
      <text:p text:style-name="P4">muscle 1</text:p>
      <text:p text:style-name="P4">muscle 2</text:p>
      <text:p text:style-name="P4">myocardium 1</text:p>
      <text:p text:style-name="P4"/>
      <text:p text:style-name="P4">hsa-miR-1-3p</text:p>
      <text:p text:style-name="P4">hsa-miR-133b</text:p>
      <text:p text:style-name="P4">hsa-miR-378a-3p</text:p>
      <text:p text:style-name="P4">hsa-miR-378d</text:p>
      <text:p text:style-name="P4">hsa-miR-378f</text:p>
      <text:p text:style-name="P4">hsa-miR-378i</text:p>
      <text:p text:style-name="P4">hsa-miR-486-3p</text:p>
      <text:p text:style-name="P4">hsa-miR-499a-5p</text:p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>Tissue Cluster 31</text:p>
      <text:p text:style-name="P4"/>
      <text:p text:style-name="P4">spleen 1</text:p>
      <text:p text:style-name="P4">thyroid 1</text:p>
      <text:p text:style-name="P4">vein 2</text:p>
      <text:p text:style-name="P4"/>
      <text:p text:style-name="P4">hsa-miR-144-3p</text:p>
      <text:p text:style-name="P4">hsa-miR-144-5p</text:p>
      <text:p text:style-name="P4"/>
      <text:p text:style-name="P4"/>
      <text:p text:style-name="P6">Tissue Cluster 32</text:p>
      <text:p text:style-name="P4"/>
      <text:p text:style-name="P4">epididymis 1</text:p>
      <text:p text:style-name="P4">muscle 1</text:p>
      <text:p text:style-name="P4">skin 1</text:p>
      <text:p text:style-name="P4"/>
      <text:p text:style-name="P4">hsa-miR-10b-5p</text:p>
      <text:p text:style-name="P4">hsa-miR-362-5p</text:p>
      <text:p text:style-name="P4"/>
      <text:p text:style-name="P4"/>
      <text:p text:style-name="P4"/>
      <text:p text:style-name="P6">Tissue Cluster 33</text:p>
      <text:p text:style-name="P4"/>
      <text:p text:style-name="P4">brain cerebralcortex frontal <text:s/>2</text:p>
      <text:p text:style-name="P4">brain cerebralcortex temporal <text:s/>2</text:p>
      <text:p text:style-name="P4">brain nucleuscaudatus <text:s/>2</text:p>
      <text:p text:style-name="P4"/>
      <text:p text:style-name="P4">hsa-miR-132-3p</text:p>
      <text:p text:style-name="P4">hsa-miR-139-5p</text:p>
      <text:p text:style-name="P4"/>
      <text:p text:style-name="P4"/>
      <text:p text:style-name="P6">Tissue Cluster 34</text:p>
      <text:p text:style-name="P4"/>
      <text:p text:style-name="P4">muscle 1</text:p>
      <text:p text:style-name="P4">myocardium 1</text:p>
      <text:p text:style-name="P4">thyroid 1</text:p>
      <text:p text:style-name="P4"/>
      <text:p text:style-name="P4">hsa-miR-30a-3p</text:p>
      <text:p text:style-name="P4">hsa-miR-30e-3p</text:p>
      <text:p text:style-name="P4"/>
      <text:p text:style-name="P4"/>
      <text:p text:style-name="P7">Target Cluster 1</text:p>
      <text:p text:style-name="P2"/>
      <text:p text:style-name="P2">BAP1</text:p>
      <text:p text:style-name="P2">ELMO2</text:p>
      <text:p text:style-name="P2">ERBB2IP</text:p>
      <text:p text:style-name="P2">HOXB5</text:p>
      <text:p text:style-name="P2">KLF11</text:p>
      <text:p text:style-name="P2">KLHL20</text:p>
      <text:p text:style-name="P2">PTPRD</text:p>
      <text:p text:style-name="P2">RASSF2</text:p>
      <text:p text:style-name="P2">RIN2</text:p>
      <text:p text:style-name="P2">SEPT7</text:p>
      <text:p text:style-name="P2">SHC1</text:p>
      <text:p text:style-name="P2">TCF7L1</text:p>
      <text:p text:style-name="P2">VAC14</text:p>
      <text:p text:style-name="P2">WDR37</text:p>
      <text:p text:style-name="P2">ZEB1</text:p>
      <text:p text:style-name="P2">ZEB2</text:p>
      <text:p text:style-name="P2">ZFPM2</text:p>
      <text:p text:style-name="P2"/>
      <text:p text:style-name="P2">hsa-miR-141-3p</text:p>
      <text:p text:style-name="P2">hsa-miR-200a-3p</text:p>
      <text:p text:style-name="P2">hsa-miR-200b-3p</text:p>
      <text:p text:style-name="P2">hsa-miR-200c-3p</text:p>
      <text:p text:style-name="P2">hsa-miR-429</text:p>
      <text:p text:style-name="P2"/>
      <text:p text:style-name="P2"/>
      <text:p text:style-name="P7">Target Cluster 2</text:p>
      <text:p text:style-name="P2"/>
      <text:p text:style-name="P2">COL10A1</text:p>
      <text:p text:style-name="P2">COL3A1</text:p>
      <text:p text:style-name="P2">COL4A1</text:p>
      <text:p text:style-name="P2">COL4A2</text:p>
      <text:p text:style-name="P2">COL5A2</text:p>
      <text:p text:style-name="P2">FBN1</text:p>
      <text:p text:style-name="P2">LOX</text:p>
      <text:p text:style-name="P2">MMP2</text:p>
      <text:p text:style-name="P2">PDGFRB</text:p>
      <text:p text:style-name="P2">SERPINH1</text:p>
      <text:p text:style-name="P2">SPARC</text:p>
      <text:p text:style-name="P2"/>
      <text:p text:style-name="P2">hsa-miR-29a-3p</text:p>
      <text:p text:style-name="P2">hsa-miR-29b-3p</text:p>
      <text:p text:style-name="P2">hsa-miR-29c-3p</text:p>
      <text:p text:style-name="P2">hsa-miR-767-5p</text:p>
      <text:p text:style-name="P2"/>
      <text:p text:style-name="P2"/>
      <text:p text:style-name="P7">Target Cluster 3</text:p>
      <text:p text:style-name="P2"/>
      <text:p text:style-name="P2">BCL2</text:p>
      <text:p text:style-name="P2">CDK4</text:p>
      <text:p text:style-name="P2">GALNT7</text:p>
      <text:p text:style-name="P2">IL6R</text:p>
      <text:p text:style-name="P2">MAP2K1</text:p>
      <text:p text:style-name="P2">MET</text:p>
      <text:p text:style-name="P2">MYC</text:p>
      <text:p text:style-name="P2">MYCN</text:p>
      <text:p text:style-name="P2">NANOG</text:p>
      <text:p text:style-name="P2">NOTCH1</text:p>
      <text:p text:style-name="P2">SNAI1</text:p>
      <text:p text:style-name="P2">SOX2</text:p>
      <text:p text:style-name="P2">YY1</text:p>
      <text:p text:style-name="P2">ZAP70</text:p>
      <text:p text:style-name="P2"/>
      <text:p text:style-name="P2">hsa-miR-34a-5p</text:p>
      <text:p text:style-name="P2">hsa-miR-34b-3p</text:p>
      <text:p text:style-name="P2">hsa-miR-34c-5p</text:p>
      <text:p text:style-name="P2"/>
      <text:p text:style-name="P2"/>
      <text:p text:style-name="P7"/>
      <text:p text:style-name="P7">Target Cluster 4</text:p>
      <text:p text:style-name="P2"/>
      <text:p text:style-name="P2">APP</text:p>
      <text:p text:style-name="P2">CCND1</text:p>
      <text:p text:style-name="P2">CDKN1A</text:p>
      <text:p text:style-name="P2">E2F1</text:p>
      <text:p text:style-name="P2">PTEN</text:p>
      <text:p text:style-name="P2">RB1</text:p>
      <text:p text:style-name="P2">RBL2</text:p>
      <text:p text:style-name="P2">RUNX1</text:p>
      <text:p text:style-name="P2">SIRPA</text:p>
      <text:p text:style-name="P2">STAT3</text:p>
      <text:p text:style-name="P2">TGFBR2</text:p>
      <text:p text:style-name="P2">TP53</text:p>
      <text:p text:style-name="P2">VEGFA</text:p>
      <text:p text:style-name="P2"/>
      <text:p text:style-name="P2">hsa-miR-106a-5p</text:p>
      <text:p text:style-name="P2">hsa-miR-17-5p</text:p>
      <text:p text:style-name="P2">hsa-miR-20a-5p</text:p>
      <text:p text:style-name="P2"/>
      <text:p text:style-name="P2"/>
      <text:p text:style-name="P7">Target Cluster 5</text:p>
      <text:p text:style-name="P2"/>
      <text:p text:style-name="P2">AKT3</text:p>
      <text:p text:style-name="P2">BCL2</text:p>
      <text:p text:style-name="P2">BMI1</text:p>
      <text:p text:style-name="P2">BRCA1</text:p>
      <text:p text:style-name="P2">CADM1</text:p>
      <text:p text:style-name="P2">CCND1</text:p>
      <text:p text:style-name="P2">CCNE1</text:p>
      <text:p text:style-name="P2">CHUK</text:p>
      <text:p text:style-name="P2">HMGA1</text:p>
      <text:p text:style-name="P2">HMGA2</text:p>
      <text:p text:style-name="P2">IFNG</text:p>
      <text:p text:style-name="P2">MYB</text:p>
      <text:p text:style-name="P2">PURA</text:p>
      <text:p text:style-name="P2">RECK</text:p>
      <text:p text:style-name="P2">SOX5</text:p>
      <text:p text:style-name="P2">TP53</text:p>
      <text:p text:style-name="P2">VEGFA</text:p>
      <text:p text:style-name="P2">WNT3A</text:p>
      <text:p text:style-name="P2">YAP1</text:p>
      <text:p text:style-name="P2"/>
      <text:p text:style-name="P2">hsa-miR-15a-5p</text:p>
      <text:p text:style-name="P2">hsa-miR-16-5p</text:p>
      <text:p text:style-name="P2"/>
      <text:p text:style-name="P2"/>
      <text:p text:style-name="P7"><text:soft-page-break/>Target Cluster 6</text:p>
      <text:p text:style-name="P2"/>
      <text:p text:style-name="P2">CDC42</text:p>
      <text:p text:style-name="P2">EGFR</text:p>
      <text:p text:style-name="P2">FSCN1</text:p>
      <text:p text:style-name="P2">HCN2</text:p>
      <text:p text:style-name="P2">HCN4</text:p>
      <text:p text:style-name="P2">IGF1R</text:p>
      <text:p text:style-name="P2">KCNH2</text:p>
      <text:p text:style-name="P2">MCL1</text:p>
      <text:p text:style-name="P2">PRDM16</text:p>
      <text:p text:style-name="P2">SP1</text:p>
      <text:p text:style-name="P2">TAGLN2</text:p>
      <text:p text:style-name="P2"/>
      <text:p text:style-name="P2">hsa-miR-133a-3p</text:p>
      <text:p text:style-name="P2">hsa-miR-133b</text:p>
      <text:p text:style-name="P2"/>
      <text:p text:style-name="P2"/>
      <text:p text:style-name="P7"/>
      <text:p text:style-name="P7"/>
      <text:p text:style-name="P7"/>
      <text:p text:style-name="P7"/>
      <text:p text:style-name="P7"/>
      <text:p text:style-name="P7">Target Cluster 7</text:p>
      <text:p text:style-name="P2"/>
      <text:p text:style-name="P2">ATXN1</text:p>
      <text:p text:style-name="P2">BCL2L11</text:p>
      <text:p text:style-name="P2">BMPR2</text:p>
      <text:p text:style-name="P2">CUL5</text:p>
      <text:p text:style-name="P2">DNMT1</text:p>
      <text:p text:style-name="P2">ESR1</text:p>
      <text:p text:style-name="P2">MXD1</text:p>
      <text:p text:style-name="P2">MYCN</text:p>
      <text:p text:style-name="P2">PTEN</text:p>
      <text:p text:style-name="P2">SMAD4</text:p>
      <text:p text:style-name="P2">SOCS1</text:p>
      <text:p text:style-name="P2">TLR2</text:p>
      <text:p text:style-name="P2"/>
      <text:p text:style-name="P2">hsa-miR-19a-3p</text:p>
      <text:p text:style-name="P2">hsa-miR-19b-3p</text:p>
      <text:p text:style-name="P2"/>
      <text:p text:style-name="P2"/>
      <text:p text:style-name="P7">Target Cluster 8</text:p>
      <text:p text:style-name="P7"/>
      <text:p text:style-name="P2">ATM</text:p>
      <text:p text:style-name="P2">BCL2</text:p>
      <text:p text:style-name="P2">CDX2</text:p>
      <text:p text:style-name="P2">FOS</text:p>
      <text:p text:style-name="P2">GATA6</text:p>
      <text:p text:style-name="P2">KAT2B</text:p>
      <text:p text:style-name="P2">MAP2K1</text:p>
      <text:p text:style-name="P2">MCL1</text:p>
      <text:p text:style-name="P2">NLK</text:p>
      <text:p text:style-name="P2">PBX3</text:p>
      <text:p text:style-name="P2">PLAG1</text:p>
      <text:p text:style-name="P2">RAP1B</text:p>
      <text:p text:style-name="P2">RNF2</text:p>
      <text:p text:style-name="P2">SIRT1</text:p>
      <text:p text:style-name="P2">XIAP</text:p>
      <text:p text:style-name="P2"/>
      <text:p text:style-name="P2">hsa-miR-181a-5p</text:p>
      <text:p text:style-name="P2">hsa-miR-181b-5p</text:p>
      <text:p text:style-name="P2"/>
      <text:p text:style-name="P2"/>
      <text:p text:style-name="P7">Target Cluster 9</text:p>
      <text:p text:style-name="P2"/>
      <text:p text:style-name="P2">AGO1</text:p>
      <text:p text:style-name="P2">CCND2</text:p>
      <text:p text:style-name="P2">CDC34</text:p>
      <text:p text:style-name="P2">CDK6</text:p>
      <text:p text:style-name="P2">HMGA1</text:p>
      <text:p text:style-name="P2">HMGA2</text:p>
      <text:p text:style-name="P2">HRAS</text:p>
      <text:p text:style-name="P2">IGF2BP1</text:p>
      <text:p text:style-name="P2">LIN28A</text:p>
      <text:p text:style-name="P2">NRAS</text:p>
      <text:p text:style-name="P2">PRDM1</text:p>
      <text:p text:style-name="P2">TNFRSF10B</text:p>
      <text:p text:style-name="P2"/>
      <text:p text:style-name="P2">hsa-let-7a-5p</text:p>
      <text:p text:style-name="P2">hsa-let-7b-5p</text:p>
      <text:p text:style-name="P2"/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Target Cluster 10</text:p>
      <text:p text:style-name="P2"/>
      <text:p text:style-name="P2">AP1S2</text:p>
      <text:p text:style-name="P2">BCL2</text:p>
      <text:p text:style-name="P2">CREB5</text:p>
      <text:p text:style-name="P2">ELOVL6</text:p>
      <text:p text:style-name="P2">HMX1</text:p>
      <text:p text:style-name="P2">IL11</text:p>
      <text:p text:style-name="P2">ITPR1</text:p>
      <text:p text:style-name="P2">M6PR</text:p>
      <text:p text:style-name="P2">MAP2K1</text:p>
      <text:p text:style-name="P2">RAB22A</text:p>
      <text:p text:style-name="P2">SERINC3</text:p>
      <text:p text:style-name="P2">TCF12</text:p>
      <text:p text:style-name="P2">TGFBR2</text:p>
      <text:p text:style-name="P2"/>
      <text:p text:style-name="P2">hsa-miR-204-5p</text:p>
      <text:p text:style-name="P2">hsa-miR-211-5p</text:p>
      <text:p text:style-name="P2"/>
      <text:p text:style-name="P2"/>
      <text:p text:style-name="P7">Target Cluster 11</text:p>
      <text:p text:style-name="P7"/>
      <text:p text:style-name="P2">ARID3B</text:p>
      <text:p text:style-name="P2">BAK1</text:p>
      <text:p text:style-name="P2">ERBB2</text:p>
      <text:p text:style-name="P2">ERBB3</text:p>
      <text:p text:style-name="P2">HK2</text:p>
      <text:p text:style-name="P2">KLF13</text:p>
      <text:p text:style-name="P2">LIF</text:p>
      <text:p text:style-name="P2">LIN28A</text:p>
      <text:p text:style-name="P2">NTRK3</text:p>
      <text:p text:style-name="P2">SIRT7</text:p>
      <text:p text:style-name="P2">SMAD4</text:p>
      <text:p text:style-name="P2">TNFAIP3</text:p>
      <text:p text:style-name="P2">TP53</text:p>
      <text:p text:style-name="P2">VPS51</text:p>
      <text:p text:style-name="P2"/>
      <text:p text:style-name="P2">hsa-miR-125a-5p</text:p>
      <text:p text:style-name="P2">hsa-miR-125b-5p</text:p>
      <text:p text:style-name="P2"/>
      <text:p text:style-name="P7">Target Cluster 12</text:p>
      <text:p text:style-name="P2"/>
      <text:p text:style-name="P2">ADAM1A</text:p>
      <text:p text:style-name="P2">BBC3</text:p>
      <text:p text:style-name="P2">CDKN1B</text:p>
      <text:p text:style-name="P2">CDKN1C</text:p>
      <text:p text:style-name="P2">CERS2</text:p>
      <text:p text:style-name="P2">CORO1A</text:p>
      <text:p text:style-name="P2">DICER1</text:p>
      <text:p text:style-name="P2">DIRAS3</text:p>
      <text:p text:style-name="P2">DKK2</text:p>
      <text:p text:style-name="P2">ESR1</text:p>
      <text:p text:style-name="P2">ETS1</text:p>
      <text:p text:style-name="P2">FOS</text:p>
      <text:p text:style-name="P2">FOXO3</text:p>
      <text:p text:style-name="P2">GJA1</text:p>
      <text:p text:style-name="P2">KIT</text:p>
      <text:p text:style-name="P2">MGMT</text:p>
      <text:p text:style-name="P2">PTEN</text:p>
      <text:p text:style-name="P2">RECK</text:p>
      <text:p text:style-name="P2">SSX2IP</text:p>
      <text:p text:style-name="P2">STAT5A</text:p>
      <text:p text:style-name="P2">TCEAL1</text:p>
      <text:p text:style-name="P2">TIMP3</text:p>
      <text:p text:style-name="P2">TMED7</text:p>
      <text:p text:style-name="P2">TNFSF10</text:p>
      <text:p text:style-name="P2">TRPS1</text:p>
      <text:p text:style-name="P2"/>
      <text:p text:style-name="P2">hsa-miR-221-3p</text:p>
      <text:p text:style-name="P2">hsa-miR-222-3p</text:p>
      <text:p text:style-name="P7">Target Cluster 13</text:p>
      <text:p text:style-name="P2"/>
      <text:p text:style-name="P2">ANLN</text:p>
      <text:p text:style-name="P2">ATF6</text:p>
      <text:p text:style-name="P2">CCND1</text:p>
      <text:p text:style-name="P2">CCND3</text:p>
      <text:p text:style-name="P2">CCNE1</text:p>
      <text:p text:style-name="P2">CCNF</text:p>
      <text:p text:style-name="P2">CDC14A</text:p>
      <text:p text:style-name="P2">CDC25A</text:p>
      <text:p text:style-name="P2">CHEK1</text:p>
      <text:p text:style-name="P2">FGF2</text:p>
      <text:p text:style-name="P2">FGFR1</text:p>
      <text:p text:style-name="P2">WEE1</text:p>
      <text:p text:style-name="P2"/>
      <text:p text:style-name="P2">hsa-miR-424-5p</text:p>
      <text:p text:style-name="P2">hsa-miR-503-5p</text:p>
      <text:p text:style-name="P2"/>
      <text:p text:style-name="P2"/>
      <text:p text:style-name="P7">Target Cluster 14</text:p>
      <text:p text:style-name="P2"/>
      <text:p text:style-name="P2">BCL2</text:p>
      <text:p text:style-name="P2">BIRC5</text:p>
      <text:p text:style-name="P2">BTRC</text:p>
      <text:p text:style-name="P2">CCND3</text:p>
      <text:p text:style-name="P2">CCNE1</text:p>
      <text:p text:style-name="P2">CDC25A</text:p>
      <text:p text:style-name="P2">CDK4</text:p>
      <text:p text:style-name="P2">DICER1</text:p>
      <text:p text:style-name="P2">RAF1</text:p>
      <text:p text:style-name="P2">RUNX2</text:p>
      <text:p text:style-name="P2">TAR</text:p>
      <text:p text:style-name="P2">WEE1</text:p>
      <text:p text:style-name="P2">WNT7A</text:p>
      <text:p text:style-name="P2"/>
      <text:p text:style-name="P2">hsa-miR-195-5p</text:p>
      <text:p text:style-name="P2">hsa-miR-497-5p</text:p>
      <text:p text:style-name="P2"/>
      <text:p text:style-name="P2"/>
      <text:p text:style-name="P7">Target Cluster 15</text:p>
      <text:p text:style-name="P2"/>
      <text:p text:style-name="P2">ATG16L1</text:p>
      <text:p text:style-name="P2">CDKN1A</text:p>
      <text:p text:style-name="P2">E2F1</text:p>
      <text:p text:style-name="P2">KAT2B</text:p>
      <text:p text:style-name="P2">MYC</text:p>
      <text:p text:style-name="P2">PTEN</text:p>
      <text:p text:style-name="P2"><text:soft-page-break/>PURA</text:p>
      <text:p text:style-name="P2">SMAD7</text:p>
      <text:p text:style-name="P2">VEGFA</text:p>
      <text:p text:style-name="P2">ZBTB4</text:p>
      <text:p text:style-name="P2"/>
      <text:p text:style-name="P2">hsa-miR-106b-5p</text:p>
      <text:p text:style-name="P2">hsa-miR-93-5p</text:p>
      <text:p text:style-name="P2"/>
      <text:p text:style-name="P7">Target Cluster 16</text:p>
      <text:p text:style-name="P2"/>
      <text:p text:style-name="P2">BRAF</text:p>
      <text:p text:style-name="P2">CD44</text:p>
      <text:p text:style-name="P2">DDX6</text:p>
      <text:p text:style-name="P2">FSCN1</text:p>
      <text:p text:style-name="P2">IGF1R</text:p>
      <text:p text:style-name="P2">KLF5</text:p>
      <text:p text:style-name="P2">MDM2</text:p>
      <text:p text:style-name="P2">MYO6</text:p>
      <text:p text:style-name="P2">RREB1</text:p>
      <text:p text:style-name="P2">SERPINE1</text:p>
      <text:p text:style-name="P2"/>
      <text:p text:style-name="P2">hsa-miR-143-3p</text:p>
      <text:p text:style-name="P2">hsa-miR-145-5p</text:p>
      <text:p text:style-name="P7">Target Cluster 17</text:p>
      <text:p text:style-name="P2"/>
      <text:p text:style-name="P2">AGO1</text:p>
      <text:p text:style-name="P2">CAV1</text:p>
      <text:p text:style-name="P2">CYP2C8</text:p>
      <text:p text:style-name="P2">DAPK1</text:p>
      <text:p text:style-name="P2">DICER1</text:p>
      <text:p text:style-name="P2">KLF4</text:p>
      <text:p text:style-name="P2">MYB</text:p>
      <text:p text:style-name="P2">RAD51</text:p>
      <text:p text:style-name="P2">SNCG</text:p>
      <text:p text:style-name="P2"/>
      <text:p text:style-name="P2">hsa-miR-103a-3p</text:p>
      <text:p text:style-name="P2">hsa-miR-107</text:p>
      <text:p text:style-name="P2"/>
      <text:p text:style-name="P2"/>
      <text:p text:style-name="P7">Target Cluster 18</text:p>
      <text:p text:style-name="P2"/>
      <text:p text:style-name="P2">ATG12</text:p>
      <text:p text:style-name="P2">BCL9</text:p>
      <text:p text:style-name="P2">BECN1</text:p>
      <text:p text:style-name="P2">NOTCH1</text:p>
      <text:p text:style-name="P2">RUNX2</text:p>
      <text:p text:style-name="P2">SMAD1</text:p>
      <text:p text:style-name="P2">SNAI1</text:p>
      <text:p text:style-name="P2">SOCS1</text:p>
      <text:p text:style-name="P2">TP53</text:p>
      <text:p text:style-name="P2"/>
      <text:p text:style-name="P2">hsa-miR-30b-5p</text:p>
      <text:p text:style-name="P2">hsa-miR-30d-5p</text:p>
      <text:p text:style-name="P2"/>
      <text:p text:style-name="P2"/>
      <text:p text:style-name="P7">Target Cluster 19</text:p>
      <text:p text:style-name="P2"/>
      <text:p text:style-name="P2">ABCA1</text:p>
      <text:p text:style-name="P2">DPYD</text:p>
      <text:p text:style-name="P2">PAX3</text:p>
      <text:p text:style-name="P2">PHB</text:p>
      <text:p text:style-name="P2">PPARG</text:p>
      <text:p text:style-name="P2">PSAP</text:p>
      <text:p text:style-name="P2">SEMA6A</text:p>
      <text:p text:style-name="P2">WEE1</text:p>
      <text:p text:style-name="P2"/>
      <text:p text:style-name="P2">hsa-miR-27a-3p</text:p>
      <text:p text:style-name="P2">hsa-miR-27b-3p</text:p>
      <text:p text:style-name="P2"/>
      <text:p text:style-name="P2"/>
      <text:p text:style-name="P7">Target Cluster 20</text:p>
      <text:p text:style-name="P2"/>
      <text:p text:style-name="P2">CDK4</text:p>
      <text:p text:style-name="P2">G6PD</text:p>
      <text:p text:style-name="P2">GJA1</text:p>
      <text:p text:style-name="P2">MET</text:p>
      <text:p text:style-name="P2">NOTCH3</text:p>
      <text:p text:style-name="P2">PAX3</text:p>
      <text:p text:style-name="P2">PGD</text:p>
      <text:p text:style-name="P2">TKT</text:p>
      <text:p text:style-name="P2"/>
      <text:p text:style-name="P2">hsa-miR-1-3p</text:p>
      <text:p text:style-name="P2">hsa-miR-206</text:p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Target Cluster 21</text:p>
      <text:p text:style-name="P2"/>
      <text:p text:style-name="P2">BTG1</text:p>
      <text:p text:style-name="P2">DKK1</text:p>
      <text:p text:style-name="P2">LATS2</text:p>
      <text:p text:style-name="P2">LEFTY1</text:p>
      <text:p text:style-name="P2">NFIB</text:p>
      <text:p text:style-name="P2">TGFBR2</text:p>
      <text:p text:style-name="P2">TNFAIP1</text:p>
      <text:p text:style-name="P2">VEGFA</text:p>
      <text:p text:style-name="P2"/>
      <text:p text:style-name="P2">hsa-miR-372-3p</text:p>
      <text:p text:style-name="P2">hsa-miR-373-3p</text:p>
      <text:p text:style-name="P2"/>
      <text:p text:style-name="P2"/>
      <text:p text:style-name="P7">Target Cluster 22</text:p>
      <text:p text:style-name="P2"/>
      <text:p text:style-name="P2">BACH1</text:p>
      <text:p text:style-name="P2">CEBPB</text:p>
      <text:p text:style-name="P2">JARID2</text:p>
      <text:p text:style-name="P2">LDOC1</text:p>
      <text:p text:style-name="P2">MATR3</text:p>
      <text:p text:style-name="P2">SMAD5</text:p>
      <text:p text:style-name="P2">TM6SF1</text:p>
      <text:p text:style-name="P2"/>
      <text:p text:style-name="P2">hsa-miR-155-5p</text:p>
      <text:p text:style-name="P2">kshv-miR-K12-11-3p</text:p>
      <text:p text:style-name="P2"/>
      <text:p text:style-name="P7"/>
      <text:p text:style-name="P7">Target Cluster 23</text:p>
      <text:p text:style-name="P2"/>
      <text:p text:style-name="P2">BCL9</text:p>
      <text:p text:style-name="P2">NOTCH1</text:p>
      <text:p text:style-name="P2">RUNX2</text:p>
      <text:p text:style-name="P2">SMAD1</text:p>
      <text:p text:style-name="P2">SNAI1</text:p>
      <text:p text:style-name="P2">TP53</text:p>
      <text:p text:style-name="P2">VIM</text:p>
      <text:p text:style-name="P2"/>
      <text:p text:style-name="P2">hsa-miR-30a-5p</text:p>
      <text:p text:style-name="P2">hsa-miR-30c-5p</text:p>
      <text:p text:style-name="P2"/>
      <text:p text:style-name="P2"/>
      <text:p text:style-name="P7">Target Cluster 24</text:p>
      <text:p text:style-name="P2"/>
      <text:p text:style-name="P2">ABCA1</text:p>
      <text:p text:style-name="P2">ARL4C</text:p>
      <text:p text:style-name="P2">CCNE1</text:p>
      <text:p text:style-name="P2">CDK6</text:p>
      <text:p text:style-name="P2">EZH2</text:p>
      <text:p text:style-name="P2">PTEN</text:p>
      <text:p text:style-name="P2">RB1</text:p>
      <text:p text:style-name="P2"/>
      <text:p text:style-name="P2">hsa-miR-26a-5p</text:p>
      <text:p text:style-name="P2">hsa-miR-26b-5p</text:p>
      <text:p text:style-name="P2"/>
      <text:p text:style-name="P2"/>
      <text:p text:style-name="P7">Target Cluster 25</text:p>
      <text:p text:style-name="P2"/>
      <text:p text:style-name="P2">ADCY6</text:p>
      <text:p text:style-name="P2">FOXO1</text:p>
      <text:p text:style-name="P2">FOXO3</text:p>
      <text:p text:style-name="P2">GSK3B</text:p>
      <text:p text:style-name="P2">MITF</text:p>
      <text:p text:style-name="P2">RECK</text:p>
      <text:p text:style-name="P2">SNAI2</text:p>
      <text:p text:style-name="P2"/>
      <text:p text:style-name="P2">hsa-miR-182-5p</text:p>
      <text:p text:style-name="P2">hsa-miR-96-5p</text:p>
      <text:p text:style-name="P2"/>
      <text:p text:style-name="P7">Target Cluster 26</text:p>
      <text:p text:style-name="P2"/>
      <text:p text:style-name="P2">CTDSPL</text:p>
      <text:p text:style-name="P2">FGFR3</text:p>
      <text:p text:style-name="P2">FKBP5</text:p>
      <text:p text:style-name="P2">HOXA1</text:p>
      <text:p text:style-name="P2">IGF1R</text:p>
      <text:p text:style-name="P2">MTOR</text:p>
      <text:p text:style-name="P2">SMARCA5</text:p>
      <text:p text:style-name="P2"/>
      <text:p text:style-name="P2">hsa-miR-100-5p</text:p>
      <text:p text:style-name="P2">hsa-miR-99a-5p</text:p>
      <text:p text:style-name="P2"/>
      <text:p text:style-name="P2"/>
      <text:p text:style-name="P7">Target Cluster 27</text:p>
      <text:p text:style-name="P2"/>
      <text:p text:style-name="P2">CCNE2</text:p>
      <text:p text:style-name="P2">CDC25A</text:p>
      <text:p text:style-name="P2">CDK6</text:p>
      <text:p text:style-name="P2">GMNN</text:p>
      <text:p text:style-name="P2">HDAC1</text:p>
      <text:p text:style-name="P2">MET</text:p>
      <text:p text:style-name="P2">SIRT1</text:p>
      <text:p text:style-name="P2"/>
      <text:p text:style-name="P2">hsa-miR-449a</text:p>
      <text:p text:style-name="P2">hsa-miR-449b-5p</text:p>
      <text:p text:style-name="P2"/>
      <text:p text:style-name="P2"/>
      <text:p text:style-name="P7">Target Cluster 28</text:p>
      <text:p text:style-name="P2"/>
      <text:p text:style-name="P2">BCL2L11</text:p>
      <text:p text:style-name="P2">KAT2B</text:p>
      <text:p text:style-name="P2">MDM2</text:p>
      <text:p text:style-name="P2">PRMT5</text:p>
      <text:p text:style-name="P2">PTEN</text:p>
      <text:p text:style-name="P2">REV3L</text:p>
      <text:p text:style-name="P2"/>
      <text:p text:style-name="P2">hsa-miR-25-3p</text:p>
      <text:p text:style-name="P2">hsa-miR-32-5p</text:p>
      <text:p text:style-name="P2"/>
      <text:p text:style-name="P2"/>
      <text:p text:style-name="P7">Target Cluster 29</text:p>
      <text:p text:style-name="P2"/>
      <text:p text:style-name="P2">E2F1</text:p>
      <text:p text:style-name="P2">IGF1R</text:p>
      <text:p text:style-name="P2">MEF2C</text:p>
      <text:p text:style-name="P2">NFIA</text:p>
      <text:p text:style-name="P2"><text:soft-page-break/>RHOB</text:p>
      <text:p text:style-name="P2">SP1</text:p>
      <text:p text:style-name="P2"/>
      <text:p text:style-name="P2">hsa-miR-21-5p</text:p>
      <text:p text:style-name="P2">hsa-miR-223-3p</text:p>
      <text:p text:style-name="P2"/>
      <text:p text:style-name="P2"/>
      <text:p text:style-name="P7">Target Cluster 30</text:p>
      <text:p text:style-name="P7"/>
      <text:p text:style-name="P2">E2F1</text:p>
      <text:p text:style-name="P2">IL24</text:p>
      <text:p text:style-name="P2">SMAD4</text:p>
      <text:p text:style-name="P2">SRC</text:p>
      <text:p text:style-name="P2">VEGFA</text:p>
      <text:p text:style-name="P2">ZEB2</text:p>
      <text:p text:style-name="P2"/>
      <text:p text:style-name="P2">hsa-miR-203a-3p</text:p>
      <text:p text:style-name="P2">hsa-miR-205-5p</text:p>
      <text:p text:style-name="P2"/>
      <text:p text:style-name="P2"/>
      <text:p text:style-name="P2"/>
      <text:p text:style-name="P2"/>
      <text:p text:style-name="P2"/>
      <text:p text:style-name="P7">Target Cluster 31</text:p>
      <text:p text:style-name="P2"/>
      <text:p text:style-name="P2">CD274</text:p>
      <text:p text:style-name="P2">CDK6</text:p>
      <text:p text:style-name="P2">EZH2</text:p>
      <text:p text:style-name="P2">JAG1</text:p>
      <text:p text:style-name="P2">MAPK14</text:p>
      <text:p text:style-name="P2">NRAS</text:p>
      <text:p text:style-name="P2"/>
      <text:p text:style-name="P2">hsa-miR-124-3p</text:p>
      <text:p text:style-name="P2">hsa-miR-214-3p</text:p>
      <text:p text:style-name="P2"/>
      <text:p text:style-name="P2"/>
      <text:p text:style-name="P7">Target Cluster 32</text:p>
      <text:p text:style-name="P2"/>
      <text:p text:style-name="P2">CCKBR</text:p>
      <text:p text:style-name="P2">DNMT1</text:p>
      <text:p text:style-name="P2">HLA G</text:p>
      <text:p text:style-name="P2">IRS1</text:p>
      <text:p text:style-name="P2">ITGA5</text:p>
      <text:p text:style-name="P2">MAFB</text:p>
      <text:p text:style-name="P2"/>
      <text:p text:style-name="P2">hsa-miR-148a-3p</text:p>
      <text:p text:style-name="P2">hsa-miR-152-3p</text:p>
      <text:p text:style-name="P2"/>
      <text:p text:style-name="P2"/>
      <text:p text:style-name="P7">Target Cluster 33</text:p>
      <text:p text:style-name="P2"/>
      <text:p text:style-name="P2">AGO1</text:p>
      <text:p text:style-name="P2">BCL2L1</text:p>
      <text:p text:style-name="P2">HMGA2</text:p>
      <text:p text:style-name="P2">MYC</text:p>
      <text:p text:style-name="P2">TGFBR1</text:p>
      <text:p text:style-name="P2">TNFRSF10B</text:p>
      <text:p text:style-name="P2"/>
      <text:p text:style-name="P2">hsa-let-7c-5p</text:p>
      <text:p text:style-name="P2">hsa-let-7g-5p</text:p>
      <text:p text:style-name="P2"/>
      <text:p text:style-name="P7">Target Cluster 34</text:p>
      <text:p text:style-name="P2"/>
      <text:p text:style-name="P2">ALDH5A1</text:p>
      <text:p text:style-name="P2">COL4A2</text:p>
      <text:p text:style-name="P2">MCM3</text:p>
      <text:p text:style-name="P2">NDUFA4</text:p>
      <text:p text:style-name="P2">SDHD</text:p>
      <text:p text:style-name="P2"/>
      <text:p text:style-name="P2">hsa-miR-147b</text:p>
      <text:p text:style-name="P2">hsa-miR-210-3p</text:p>
      <text:p text:style-name="P2"/>
      <text:p text:style-name="P7">Target Cluster 35</text:p>
      <text:p text:style-name="P2"/>
      <text:p text:style-name="P2">CSF1</text:p>
      <text:p text:style-name="P2">DICER1</text:p>
      <text:p text:style-name="P2">PPARG</text:p>
      <text:p text:style-name="P2">RUNX3</text:p>
      <text:p text:style-name="P2">SMAD4</text:p>
      <text:p text:style-name="P2"/>
      <text:p text:style-name="P2">hsa-miR-130a-3p</text:p>
      <text:p text:style-name="P2">hsa-miR-130b-3p</text:p>
      <text:p text:style-name="P2"/>
      <text:p text:style-name="P7">Target Cluster 36</text:p>
      <text:p text:style-name="P2"/>
      <text:p text:style-name="P2">COPS6</text:p>
      <text:p text:style-name="P2">COPS8</text:p>
      <text:p text:style-name="P2">EIF2C1</text:p>
      <text:p text:style-name="P2">GPS1</text:p>
      <text:p text:style-name="P2">IL13</text:p>
      <text:p text:style-name="P2"/>
      <text:p text:style-name="P2">hsa-let-7f-5p</text:p>
      <text:p text:style-name="P2">hsa-let-7i-5p</text:p>
      <text:p text:style-name="P7">Target Cluster 37</text:p>
      <text:p text:style-name="P2"/>
      <text:p text:style-name="P2">IRAK1</text:p>
      <text:p text:style-name="P2">NFKB1</text:p>
      <text:p text:style-name="P2">TLR4</text:p>
      <text:p text:style-name="P2">TRAF6</text:p>
      <text:p text:style-name="P2">UHRF1</text:p>
      <text:p text:style-name="P2"/>
      <text:p text:style-name="P2">hsa-miR-146a-5p</text:p>
      <text:p text:style-name="P2">hsa-miR-146b-5p</text:p>
      <text:p text:style-name="P2"/>
      <text:p text:style-name="P2"/>
      <text:p text:style-name="P7">Target Cluster 38</text:p>
      <text:p text:style-name="P2"/>
      <text:p text:style-name="P2">APOE</text:p>
      <text:p text:style-name="P2">CD44</text:p>
      <text:p text:style-name="P2">DNAJA4</text:p>
      <text:p text:style-name="P2">PTGS2</text:p>
      <text:p text:style-name="P2">SMARCA2</text:p>
      <text:p text:style-name="P2"/>
      <text:p text:style-name="P2">hsa-miR-199a-3p</text:p>
      <text:p text:style-name="P2">hsa-miR-199a-5p</text:p>
      <text:p text:style-name="P2"/>
      <text:p text:style-name="P2"/>
      <text:p text:style-name="P7">Target Cluster 39</text:p>
      <text:p text:style-name="P2"/>
      <text:p text:style-name="P2">DNMT1</text:p>
      <text:p text:style-name="P2">PHLPP1</text:p>
      <text:p text:style-name="P2">PTEN</text:p>
      <text:p text:style-name="P2">SMAD4</text:p>
      <text:p text:style-name="P2"/>
      <text:p text:style-name="P2">hsa-miR-18a-5p</text:p>
      <text:p text:style-name="P2">hsa-miR-92a-3p</text:p>
      <text:p text:style-name="P2"/>
      <text:p text:style-name="P2"/>
      <text:p text:style-name="P7">Target Cluster 40</text:p>
      <text:p text:style-name="P2"/>
      <text:p text:style-name="P2">EPHB2</text:p>
      <text:p text:style-name="P2">NTRK3</text:p>
      <text:p text:style-name="P2">SREBF1</text:p>
      <text:p text:style-name="P2">SREBF2</text:p>
      <text:p text:style-name="P2"/>
      <text:p text:style-name="P2">hsa-miR-128-3p</text:p>
      <text:p text:style-name="P2">hsa-miR-185-5p</text:p>
      <text:p text:style-name="P2"/>
      <text:p text:style-name="P2"/>
      <text:p text:style-name="P7">Target Cluster 41</text:p>
      <text:p text:style-name="P2"/>
      <text:p text:style-name="P2">BCL2</text:p>
      <text:p text:style-name="P2">IRS1</text:p>
      <text:p text:style-name="P2">PIK3CG</text:p>
      <text:p text:style-name="P2">SLC7A5</text:p>
      <text:p text:style-name="P2"/>
      <text:p text:style-name="P2">hsa-miR-126-3p</text:p>
      <text:p text:style-name="P2">hsa-miR-7-5p</text:p>
      <text:p text:style-name="P2"/>
      <text:p text:style-name="P2"/>
      <text:p text:style-name="P7">Target Cluster 42</text:p>
      <text:p text:style-name="P2"/>
      <text:p text:style-name="P2">ACVR2B</text:p>
      <text:p text:style-name="P2">ALCAM</text:p>
      <text:p text:style-name="P2">RB1</text:p>
      <text:p text:style-name="P2">WNK1</text:p>
      <text:p text:style-name="P2"/>
      <text:p text:style-name="P2">hsa-miR-192-5p</text:p>
      <text:p text:style-name="P2">hsa-miR-215-5p</text:p>
      <text:p text:style-name="P2"/>
      <text:p text:style-name="P2"/>
      <text:p text:style-name="P2"/>
      <text:p text:style-name="P2"/>
      <text:p text:style-name="P7">Target Cluster 43</text:p>
      <text:p text:style-name="P2"/>
      <text:p text:style-name="P2">CCNA2</text:p>
      <text:p text:style-name="P2">CCNB1</text:p>
      <text:p text:style-name="P2">IRAK4</text:p>
      <text:p text:style-name="P2">RB1</text:p>
      <text:p text:style-name="P2"/>
      <text:p text:style-name="P2">hsa-miR-132-3p</text:p>
      <text:p text:style-name="P2">hsa-miR-212-3p</text:p>
      <text:p text:style-name="P2"/>
      <text:p text:style-name="P2"/>
      <text:p text:style-name="P7">Target Cluster 44</text:p>
      <text:p text:style-name="P2"/>
      <text:p text:style-name="P2">MPL</text:p>
      <text:p text:style-name="P2">N4BP1</text:p>
      <text:p text:style-name="P2">OTUB1</text:p>
      <text:p text:style-name="P2">TEX261</text:p>
      <text:p text:style-name="P2"/>
      <text:p text:style-name="P2">hsa-miR-28-5p</text:p>
      <text:p text:style-name="P2">hsa-miR-708-3p</text:p>
      <text:p text:style-name="P2"/>
      <text:p text:style-name="P2"/>
      <text:p text:style-name="P7">Target Cluster 45</text:p>
      <text:p text:style-name="P2"/>
      <text:p text:style-name="P2">HOXB7</text:p>
      <text:p text:style-name="P2">HOXB8</text:p>
      <text:p text:style-name="P2">HOXC8</text:p>
      <text:p text:style-name="P2">RDX</text:p>
      <text:p text:style-name="P2"/>
      <text:p text:style-name="P2">hsa-miR-196a-5p</text:p>
      <text:p text:style-name="P2">hsa-miR-196b-5p</text:p>
      <text:p text:style-name="P2"/>
      <text:p text:style-name="P2"/>
      <text:p text:style-name="P7">Target Cluster 46</text:p>
      <text:p text:style-name="P2"/>
      <text:p text:style-name="P2">CFTR</text:p>
      <text:p text:style-name="P2">EZH2</text:p>
      <text:p text:style-name="P2">MET</text:p>
      <text:p text:style-name="P2">MTOR</text:p>
      <text:p text:style-name="P2"/>
      <text:p text:style-name="P2">hsa-miR-101-3p</text:p>
      <text:p text:style-name="P2">hsa-miR-144-3p</text:p>
      <text:p text:style-name="P2"/>
      <text:p text:style-name="P2"/>
      <text:p text:style-name="P7">Target Cluster 47</text:p>
      <text:p text:style-name="P2"/>
      <text:p text:style-name="P2">CDKN1A</text:p>
      <text:p text:style-name="P2"><text:soft-page-break/>PPARA</text:p>
      <text:p text:style-name="P2">PTEN</text:p>
      <text:p text:style-name="P2">TIAM1</text:p>
      <text:p text:style-name="P2"/>
      <text:p text:style-name="P2">hsa-miR-10b-5p</text:p>
      <text:p text:style-name="P2">hsa-miR-22-3p</text:p>
      <text:p text:style-name="P2"/>
      <text:p text:style-name="P2"/>
      <text:p text:style-name="P7">Target Cluster 48</text:p>
      <text:p text:style-name="P2"/>
      <text:p text:style-name="P2">CCND1</text:p>
      <text:p text:style-name="P2">FGFR3</text:p>
      <text:p text:style-name="P2">MAFB</text:p>
      <text:p text:style-name="P2">TACC3</text:p>
      <text:p text:style-name="P2"/>
      <text:p text:style-name="P2">hsa-miR-24-3p</text:p>
      <text:p text:style-name="P2">hsa-miR-425-5p</text:p>
      <text:p text:style-name="P2"/>
      <text:p text:style-name="P2"/>
      <text:p text:style-name="P2"/>
      <text:p text:style-name="P2"/>
      <text:p text:style-name="P2"/>
      <text:p text:style-name="P2"/>
      <text:p text:style-name="P7">Target Cluster 49</text:p>
      <text:p text:style-name="P2"/>
      <text:p text:style-name="P2">AKT1</text:p>
      <text:p text:style-name="P2">CDK2</text:p>
      <text:p text:style-name="P2">LEFTY1</text:p>
      <text:p text:style-name="P2">LEFTY2</text:p>
      <text:p text:style-name="P2"/>
      <text:p text:style-name="P2">hsa-miR-302a-3p</text:p>
      <text:p text:style-name="P2">hsa-miR-302d-3p</text:p>
      <text:p text:style-name="P2"/>
      <text:p text:style-name="P2"/>
      <text:p text:style-name="P7">Target Cluster 50</text:p>
      <text:p text:style-name="P2"/>
      <text:p text:style-name="P2">BTG3</text:p>
      <text:p text:style-name="P2">DR1</text:p>
      <text:p text:style-name="P2">GNG13</text:p>
      <text:p text:style-name="P2"/>
      <text:p text:style-name="P2">hsa-miR-513a-5p</text:p>
      <text:p text:style-name="P2">hsa-miR-513b-5p</text:p>
      <text:p text:style-name="P2">hsa-miR-513c-5p</text:p>
      <text:p text:style-name="P2"/>
      <text:p text:style-name="P2"/>
      <text:p text:style-name="P7">Target Cluster 51</text:p>
      <text:p text:style-name="P2"/>
      <text:p text:style-name="P2">BCL2</text:p>
      <text:p text:style-name="P2">FOXO1</text:p>
      <text:p text:style-name="P2">PPM1D</text:p>
      <text:p text:style-name="P2"/>
      <text:p text:style-name="P2">hsa-miR-153-3p</text:p>
      <text:p text:style-name="P2">hsa-miR-15b-5p</text:p>
      <text:p text:style-name="P2"/>
      <text:p text:style-name="P2"/>
      <text:p text:style-name="P7">Target Cluster 52</text:p>
      <text:p text:style-name="P2"/>
      <text:p text:style-name="P2">CCNG1</text:p>
      <text:p text:style-name="P2">FOXP1</text:p>
      <text:p text:style-name="P2">SRF</text:p>
      <text:p text:style-name="P2"/>
      <text:p text:style-name="P2">hsa-miR-122-5p</text:p>
      <text:p text:style-name="P2">hsa-miR-9-5p</text:p>
      <text:p text:style-name="P2"/>
      <text:p text:style-name="P2"/>
      <text:p text:style-name="P7">Target Cluster 53</text:p>
      <text:p text:style-name="P2"/>
      <text:p text:style-name="P2">BIRC5</text:p>
      <text:p text:style-name="P2">RUNX2</text:p>
      <text:p text:style-name="P2">SP1</text:p>
      <text:p text:style-name="P2"/>
      <text:p text:style-name="P2">hsa-miR-218-5p</text:p>
      <text:p text:style-name="P2">hsa-miR-335-5p</text:p>
      <text:p text:style-name="P2"/>
      <text:p text:style-name="P2"/>
      <text:p text:style-name="P7">Target Cluster 54</text:p>
      <text:p text:style-name="P2"/>
      <text:p text:style-name="P2">CDKN1A</text:p>
      <text:p text:style-name="P2">ELAVL1</text:p>
      <text:p text:style-name="P2">PTEN</text:p>
      <text:p text:style-name="P2"/>
      <text:p text:style-name="P2">hsa-miR-519a-3p</text:p>
      <text:p text:style-name="P2">hsa-miR-519c-3p</text:p>
      <text:p text:style-name="P2"/>
      <text:p text:style-name="P2"/>
      <text:p text:style-name="P7">Target Cluster 55</text:p>
      <text:p text:style-name="P2"/>
      <text:p text:style-name="P2">AKT1</text:p>
      <text:p text:style-name="P2">AKT2</text:p>
      <text:p text:style-name="P2">BMI1</text:p>
      <text:p text:style-name="P2"/>
      <text:p text:style-name="P2">hsa-miR-302b-3p</text:p>
      <text:p text:style-name="P2">hsa-miR-708-5p</text:p>
      <text:p text:style-name="P7">Target Cluster 56</text:p>
      <text:p text:style-name="P2"/>
      <text:p text:style-name="P2">BCL2</text:p>
      <text:p text:style-name="P2">DPYSL2</text:p>
      <text:p text:style-name="P2">KRAS</text:p>
      <text:p text:style-name="P2"/>
      <text:p text:style-name="P2">hsa-miR-181c-5p</text:p>
      <text:p text:style-name="P2">hsa-miR-224-5p</text:p>
      <text:p text:style-name="P2"/>
      <text:p text:style-name="P2"/>
      <text:p text:style-name="P7">Target Cluster 57</text:p>
      <text:p text:style-name="P2"/>
      <text:p text:style-name="P2">ABCA1</text:p>
      <text:p text:style-name="P2">PIM1</text:p>
      <text:p text:style-name="P2">SRC</text:p>
      <text:p text:style-name="P2"/>
      <text:p text:style-name="P2">hsa-miR-33a-5p</text:p>
      <text:p text:style-name="P2">hsa-miR-33b-5p</text:p>
      <text:p text:style-name="P2"/>
      <text:p text:style-name="P2"/>
      <text:p text:style-name="P7">Target Cluster 58</text:p>
      <text:p text:style-name="P2"/>
      <text:p text:style-name="P2">BCL2</text:p>
      <text:p text:style-name="P2">CDK6</text:p>
      <text:p text:style-name="P2">MYC</text:p>
      <text:p text:style-name="P2"/>
      <text:p text:style-name="P2">hsa-miR-34b-5p</text:p>
      <text:p text:style-name="P2">hsa-miR-494-3p</text:p>
      <text:p text:style-name="P2"/>
      <text:p text:style-name="P2"/>
      <text:p text:style-name="P7">Target Cluster 59</text:p>
      <text:p text:style-name="P2"/>
      <text:p text:style-name="P2">BMI1</text:p>
      <text:p text:style-name="P2">IGF1R</text:p>
      <text:p text:style-name="P2">RAC1</text:p>
      <text:p text:style-name="P2"/>
      <text:p text:style-name="P2">hsa-miR-194-5p</text:p>
      <text:p text:style-name="P2">hsa-miR-320a</text:p>
      <text:p text:style-name="P2"/>
      <text:p text:style-name="P7">Target Cluster 60</text:p>
      <text:p text:style-name="P2"/>
      <text:p text:style-name="P2">CYP19A1</text:p>
      <text:p text:style-name="P2">MYC</text:p>
      <text:p text:style-name="P2">TUSC2</text:p>
      <text:p text:style-name="P2"/>
      <text:p text:style-name="P2">hsa-miR-378a-3p</text:p>
      <text:p text:style-name="P2">hsa-miR-98-5p</text:p>
      <text:p text:style-name="P2"/>
      <text:p text:style-name="P7">Target Cluster 61</text:p>
      <text:p text:style-name="P2"/>
      <text:p text:style-name="P2">APC</text:p>
      <text:p text:style-name="P2">BMPR2</text:p>
      <text:p text:style-name="P2">SMAD5</text:p>
      <text:p text:style-name="P2"/>
      <text:p text:style-name="P2">hsa-miR-135a-5p</text:p>
      <text:p text:style-name="P2">hsa-miR-135b-5p</text:p>
      <text:p text:style-name="P2"/>
      <text:p text:style-name="P7">Target Cluster 62</text:p>
      <text:p text:style-name="P2"/>
      <text:p text:style-name="P2">FAS</text:p>
      <text:p text:style-name="P2">MYC</text:p>
      <text:p text:style-name="P2">TP53</text:p>
      <text:p text:style-name="P2"/>
      <text:p text:style-name="P2">hsa-miR-92a-1-5p</text:p>
      <text:p text:style-name="P2">hsa-miR-92a-2-5p</text:p>
      <text:p text:style-name="P7"/>
      <text:p text:style-name="P7"/>
      <text:p text:style-name="P7"/>
      <text:p text:style-name="P7">Target Cluster 63</text:p>
      <text:p text:style-name="P2"/>
      <text:p text:style-name="P2">SLC16A1</text:p>
      <text:p text:style-name="P2">SRSF11</text:p>
      <text:p text:style-name="P2">TTK</text:p>
      <text:p text:style-name="P2"/>
      <text:p text:style-name="P2">hsa-miR-376a-3p</text:p>
      <text:p text:style-name="P2">hsa-miR-376a-5p</text:p>
      <text:p text:style-name="P2"/>
      <text:p text:style-name="P2"/>
      <text:p text:style-name="P7">Target Cluster 64</text:p>
      <text:p text:style-name="P2"/>
      <text:p text:style-name="P2">ETS1</text:p>
      <text:p text:style-name="P2">PLAU</text:p>
      <text:p text:style-name="P2">PRAP1</text:p>
      <text:p text:style-name="P2"/>
      <text:p text:style-name="P2">hsa-miR-193b-3p</text:p>
      <text:p text:style-name="P2">hsa-miR-23b-3p</text:p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3" fo:column-gap="0cm">
          <style:column style:rel-width="3212*" fo:start-indent="0cm" fo:end-indent="0cm"/>
          <style:column style:rel-width="3212*" fo:start-indent="0cm" fo:end-indent="0cm"/>
          <style:column style:rel-width="3214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02:13:05.232885837</meta:creation-date>
    <dc:date>2017-04-24T02:13:46.007071787</dc:date>
    <meta:editing-duration>PT41S</meta:editing-duration>
    <meta:editing-cycles>1</meta:editing-cycles>
    <meta:document-statistic meta:table-count="0" meta:image-count="0" meta:object-count="0" meta:page-count="12" meta:paragraph-count="1684" meta:word-count="3002" meta:character-count="21353" meta:non-whitespace-character-count="19943"/>
    <meta:generator>LibreOffice/5.1.6.2$Linux_X86_64 LibreOffice_project/10m0$Build-2</meta:generator>
  </office:meta>
</office:document-meta>
</file>